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color="#0000ff"/>
    </style:style>
    <style:style style:name="T2" style:family="text">
      <style:text-properties fo:color="#0000ff" fo:font-weight="bold"/>
    </style:style>
    <style:style style:name="T3" style:family="text">
      <style:text-properties fo:color="#800080"/>
    </style:style>
    <style:style style:name="T4" style:family="text">
      <style:text-properties fo:color="#800080" fo:font-weight="bold"/>
    </style:style>
    <style:style style:name="T5" style:family="text">
      <style:text-properties fo:color="#808000"/>
    </style:style>
    <style:style style:name="T6" style:family="text">
      <style:text-properties fo:color="#808000" fo:font-weight="bold"/>
    </style:style>
    <style:style style:name="T7" style:family="text">
      <style:text-properties fo:color="#008000" fo:font-weight="bold"/>
    </style:style>
    <style:style style:name="T8" style:family="text">
      <style:text-properties fo:color="#000080"/>
    </style:style>
    <style:style style:name="T9" style:family="text">
      <style:text-properties fo:color="#00008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2">Rabid</text:span><text:span text:style-name="T1"> wakes up, disorientated and dizzy from pain, still blindfolded and on his back tied to a chair</text:span></text:p>
      <text:p text:style-name="Text_20_body"><text:span text:style-name="T4">Watcher</text:span><text:span text:style-name="T3"> eyes burst open, feeling as if she had a bad dream, stumbling off the couch</text:span></text:p>
      <text:p text:style-name="Text_20_body"><text:span text:style-name="T4">Watcher</text:span><text:span text:style-name="T3"> walks into Rabid's room, finding him still on the floor in a bloody pulp</text:span></text:p>
      <text:p text:style-name="Text_20_body"><text:span text:style-name="T2">Rabid</text:span><text:span text:style-name="T1"> hears hoofbeats on the floor and moves his head around trying to listen "Who-Who's there?"</text:span></text:p>
      <text:p text:style-name="Text_20_body"><text:span text:style-name="T6">Tenda</text:span>: o-o</text:p>
      <text:p text:style-name="Text_20_body"><text:span text:style-name="T6">Tenda</text:span><text:span text:style-name="T5"> walks up to the door, leering in at Watcher and Rabid</text:span></text:p>
      <text:p text:style-name="Text_20_body"><text:span text:style-name="T4">Watcher</text:span><text:span text:style-name="T3"> doesn't answer and circles around Rabid, loud creaks sound</text:span></text:p>
      <text:p text:style-name="Text_20_body"><text:span text:style-name="T2">Rabid</text:span><text:span text:style-name="T1"> rolls his head "please! somebody! who's there?!"</text:span></text:p>
      <text:p text:style-name="Text_20_body"><text:span text:style-name="T6">Tenda</text:span>: W-Wh?</text:p>
      <text:p text:style-name="Text_20_body"><text:span text:style-name="T6">Tenda</text:span><text:span text:style-name="T5"> pulls the door further open</text:span></text:p>
      <text:p text:style-name="Text_20_body"><text:span text:style-name="T4">Watcher</text:span><text:span text:style-name="T3"> breathes deepily, her sounds echo threw the room</text:span></text:p>
      <text:p text:style-name="Text_20_body"><text:span text:style-name="T7">Newblood</text:span> joined the chat 5 seconds ago</text:p>
      <text:p text:style-name="Text_20_body"><text:span text:style-name="T2">Rabid</text:span><text:span text:style-name="T1"> starts crying "I know someone's there! I can here you!"</text:span></text:p>
      <text:p text:style-name="Text_20_body"><text:span text:style-name="T6">Tenda</text:span>: Rabid..?</text:p>
      <text:p text:style-name="Text_20_body"><text:span text:style-name="T2">Rabid</text:span>: Tenda?!</text:p>
      <text:p text:style-name="Text_20_body"><text:span text:style-name="T4">Watcher</text:span><text:span text:style-name="T3"> considers letting you out of your bonds but decides against it, heading for the door</text:span></text:p>
      <text:p text:style-name="Text_20_body"><text:span text:style-name="T6">Tenda</text:span><text:span text:style-name="T5"> turns to Watcher pitifully</text:span></text:p>
      <text:p text:style-name="Text_20_body"><text:span text:style-name="T9">Storm</text:span> joined the chat </text:p>
      <text:p text:style-name="Text_20_body"><text:span text:style-name="T9">Storm</text:span><text:span text:style-name="T8"> flops off his bed, loudly</text:span></text:p>
      <text:p text:style-name="Text_20_body"><text:span text:style-name="T9">Storm</text:span><text:span text:style-name="T8"> notes with consternation that he has woken up alone, again</text:span></text:p>
      <text:p text:style-name="Text_20_body"><text:span text:style-name="T9">Storm</text:span><text:span text:style-name="T8"> hops out of his room and downstairs, pushing those silly thoughts to the back of his mind</text:span></text:p>
      <text:p text:style-name="Text_20_body"><text:span text:style-name="T2">Rabid</text:span>: (( he gon be mad at tenda for leaving :flutterdear: ))</text:p>
      <text:p text:style-name="Text_20_body"><text:span text:style-name="T7">Newblood</text:span> joined the chat </text:p>
      <text:p text:style-name="Text_20_body"><text:span text:style-name="T4">Watcher</text:span><text:span text:style-name="T3"> pushes past Tenda and out to the living quarters</text:span></text:p>
      <text:p text:style-name="Text_20_body"><text:span text:style-name="T6">Tenda</text:span>: o-o;</text:p>
      <text:p text:style-name="Text_20_body"><text:span text:style-name="T6">Tenda</text:span>: You uh, okay Rabid?</text:p>
      <text:p text:style-name="Text_20_body"><text:span text:style-name="T2">Rabid</text:span><text:span text:style-name="T1"> cries out as Tenda is pushed away "Tenda-ah-ah-ah!" and trails off</text:span></text:p>
      <text:p text:style-name="Text_20_body"><text:span text:style-name="T9">Storm</text:span><text:span text:style-name="T8"> enters the living quarters</text:span></text:p>
      <text:p text:style-name="Text_20_body"><text:span text:style-name="T9">Storm</text:span>: Oh...heya, hon!</text:p>
      <text:p text:style-name="Text_20_body"><text:span text:style-name="T6">Tenda</text:span>: ...huh.</text:p>
      <text:p text:style-name="Text_20_body"><text:span text:style-name="T6">Tenda</text:span>: What were you doing with her in this room? :wtf:</text:p>
      <text:p text:style-name="Text_20_body"><text:span text:style-name="T6">Tenda</text:span><text:span text:style-name="T5"> looks around the room, paying little attention to Rabid</text:span></text:p>
      <text:p text:style-name="Text_20_body"><text:span text:style-name="T2">Rabid</text:span><text:span text:style-name="T1"> cries and struggles against his bonds "It huuuuuurtts!"</text:span></text:p>
      <text:p text:style-name="Text_20_body"><text:span text:style-name="T6">Tenda</text:span>: O-oh.</text:p>
      <text:p text:style-name="Text_20_body"><text:span text:style-name="T6">Tenda</text:span><text:span text:style-name="T5"> turns her attention towards Rabid</text:span></text:p>
      <text:p text:style-name="Text_20_body"><text:span text:style-name="T6">Tenda</text:span>: D'you... wanna come down?</text:p>
      <text:p text:style-name="Text_20_body"><text:span text:style-name="T2">Rabid</text:span>: come down from where? where am i?</text:p>
      <text:p text:style-name="Text_20_body"><text:soft-page-break/><text:span text:style-name="T4">Watcher</text:span>: Hello Stormy... How was your sleep?</text:p>
      <text:p text:style-name="Text_20_body"><text:span text:style-name="T6">Tenda</text:span>: Beats me, but you're tied to something. :berrywut:</text:p>
      <text:p text:style-name="Text_20_body"><text:span text:style-name="T9">Storm</text:span>: It was...alright, I suppose.</text:p>
      <text:p text:style-name="Text_20_body"><text:span text:style-name="T6">Tenda</text:span>: And there's a lot of... mess on the floor.</text:p>
      <text:p text:style-name="Text_20_body"><text:span text:style-name="T9">Storm</text:span>: Yours?</text:p>
      <text:p text:style-name="Text_20_body"><text:span text:style-name="T2">Rabid</text:span>: please hel-help me</text:p>
      <text:p text:style-name="Text_20_body"><text:span text:style-name="T6">Tenda</text:span>: Yeah! I will! J-Just gimme a sec...</text:p>
      <text:p text:style-name="Text_20_body"><text:span text:style-name="T6">Tenda</text:span><text:span text:style-name="T5"> climbs towards Rabid, inspecting the restraints placed last night by Watcher</text:span></text:p>
      <text:p text:style-name="Text_20_body"><text:span text:style-name="T4">Watcher</text:span>: Sore.... Being a slave owner can be tiring...</text:p>
      <text:p text:style-name="Text_20_body"><text:span text:style-name="T9">Storm</text:span>: Yeh, I guess so....</text:p>
      <text:p text:style-name="Text_20_body"><text:span text:style-name="T4">Watcher</text:span>: None of the noise last night woke you, did it?</text:p>
      <text:p text:style-name="Text_20_body"><text:span text:style-name="T9">Storm</text:span>: What noise?</text:p>
      <text:p text:style-name="Text_20_body"><text:span text:style-name="T4">Watcher</text:span>: Oh, it was nothing.</text:p>
      <text:p text:style-name="Text_20_body"><text:span text:style-name="T9">Storm</text:span>: What'd you do...?</text:p>
      <text:p text:style-name="Text_20_body"><text:span text:style-name="T4">Watcher</text:span>: I had to teach the mutt a lesson... He made quite a bit of noise.</text:p>
      <text:p text:style-name="Text_20_body"><text:span text:style-name="T9">Storm</text:span>: What kind of lesson, hmm?</text:p>
      <text:p text:style-name="Text_20_body"><text:span text:style-name="T4">Watcher</text:span>: To obey his commands and reminder who is in charge... He's in his room if you want to see the aftermath.</text:p>
      <text:p text:style-name="Text_20_body"><text:span text:style-name="T4">Watcher</text:span>: (brb)</text:p>
      <text:p text:style-name="Text_20_body"><text:span text:style-name="T9">Storm</text:span>: Alright...</text:p>
      <text:p text:style-name="Text_20_body"><text:span text:style-name="T9">Storm</text:span><text:span text:style-name="T8"> starts heading over to Rabid's room</text:span></text:p>
      <text:p text:style-name="Text_20_body"><text:span text:style-name="T2">Rabid</text:span><text:span text:style-name="T1"> is still blindfolded on his back in a sitting position tied to the overturned chair, his hooves behind the chair and now squished between the chair and the floor "Please. Tenda. Untie me. I can't feel my hooves."</text:span></text:p>
      <text:p text:style-name="Text_20_body"><text:span text:style-name="T6">Tenda</text:span><text:span text:style-name="T5"> hastily gets to work undoing the knots restricting Rabid</text:span></text:p>
      <text:p text:style-name="Text_20_body"><text:span text:style-name="T9">Storm</text:span><text:span text:style-name="T8"> pops his head into the room</text:span></text:p>
      <text:p text:style-name="Text_20_body"><text:span text:style-name="T9">Storm</text:span>: What happened here...?</text:p>
      <text:p text:style-name="Text_20_body"><text:span text:style-name="T6">Tenda</text:span>: Nn?</text:p>
      <text:p text:style-name="Text_20_body"><text:span text:style-name="T6">Tenda</text:span>: Uhhhh...</text:p>
      <text:p text:style-name="Text_20_body"><text:span text:style-name="T6">Tenda</text:span>: Can you help me get Rabid free?</text:p>
      <text:p text:style-name="Text_20_body"><text:span text:style-name="T9">Storm</text:span>: Uh...sure.</text:p>
      <text:p text:style-name="Text_20_body"><text:span text:style-name="T2">Rabid</text:span><text:span text:style-name="T1"> shakes his head around still blindfolded "Who's there?"</text:span></text:p>
      <text:p text:style-name="Text_20_body"><text:span text:style-name="T9">Storm</text:span>: S'me.</text:p>
      <text:p text:style-name="Text_20_body"><text:span text:style-name="T6">Tenda</text:span>: It's just Storm.</text:p>
      <text:p text:style-name="Text_20_body"><text:span text:style-name="T9">Storm</text:span><text:span text:style-name="T8"> heads over to Rabid and assists in untying him</text:span></text:p>
      <text:p text:style-name="Text_20_body"><text:span text:style-name="T2">Rabid</text:span>: M-Master?!</text:p>
      <text:p text:style-name="Text_20_body"><text:span text:style-name="T9">Storm</text:span>: Tell me. What happened?</text:p>
      <text:p text:style-name="Text_20_body"><text:span text:style-name="T2">Rabid</text:span><text:span text:style-name="T1"> whimpers and motions his head down toward his hind-hooves</text:span></text:p>
      <text:p text:style-name="Text_20_body"><text:soft-page-break/><text:span text:style-name="T9">Storm</text:span><text:span text:style-name="T8"> stares down at Rabid's hind hooves</text:span></text:p>
      <text:p text:style-name="Text_20_body"><text:span text:style-name="T9">Storm</text:span>: Hmm?</text:p>
      <text:p text:style-name="Text_20_body"><text:span text:style-name="T2">Rabid</text:span>: Sh-She hit me</text:p>
      <text:p text:style-name="Text_20_body"><text:span text:style-name="T9">Storm</text:span>: Oh...?</text:p>
      <text:p text:style-name="Text_20_body"><text:span text:style-name="T2">Rabid</text:span><text:span text:style-name="T1"> whimpers "it hurts"</text:span></text:p>
      <text:p text:style-name="Text_20_body"><text:span text:style-name="T9">Storm</text:span>: Where? Your hooves don't look too battered...</text:p>
      <text:p text:style-name="Text_20_body"><text:span text:style-name="T6">Tenda</text:span>: Er...</text:p>
      <text:p text:style-name="Text_20_body"><text:span text:style-name="T2">Rabid</text:span>: no-not my hooves</text:p>
      <text:p text:style-name="Text_20_body"><text:span text:style-name="T6">Tenda</text:span><text:span text:style-name="T5"> walks out of the room, and waits in the hallway</text:span></text:p>
      <text:p text:style-name="Text_20_body"><text:span text:style-name="T9">Storm</text:span>: Then whe...</text:p>
      <text:p text:style-name="Text_20_body"><text:span text:style-name="T9">Storm</text:span><text:span text:style-name="T8"> gets up immediately, staring at Rabid</text:span></text:p>
      <text:p text:style-name="Text_20_body"><text:span text:style-name="T9">Storm</text:span>: Really!?</text:p>
      <text:p text:style-name="Text_20_body"><text:span text:style-name="T2">Rabid</text:span><text:span text:style-name="T1"> shakes his head around hearing you stand, still blindfolded "What is it? Tell me!"</text:span></text:p>
      <text:p text:style-name="Text_20_body"><text:span text:style-name="T9">Storm</text:span><text:span text:style-name="T8"> takes the blindfold off</text:span></text:p>
      <text:p text:style-name="Text_20_body"><text:span text:style-name="T2">Rabid</text:span><text:span text:style-name="T1"> looks up to Storm, his eyes red and puffy from cying in pain</text:span></text:p>
      <text:p text:style-name="Text_20_body"><text:span text:style-name="T2">Rabid</text:span><text:span text:style-name="T1"> looks down and sees the blood in stunned silence</text:span></text:p>
      <text:p text:style-name="Text_20_body"><text:span text:style-name="T9">Storm</text:span>: I....I don't know what to say about that.</text:p>
      <text:p text:style-name="Text_20_body"><text:span text:style-name="T2">Rabid</text:span>: what what happend?</text:p>
      <text:p text:style-name="Text_20_body"><text:span text:style-name="T9">Storm</text:span>: You've been...</text:p>
      <text:p text:style-name="Text_20_body"><text:span text:style-name="T9">Storm</text:span><text:span text:style-name="T8"> looks back down for a second</text:span></text:p>
      <text:p text:style-name="Text_20_body"><text:span text:style-name="T2">Rabid</text:span>: get me out of this chair</text:p>
      <text:p text:style-name="Text_20_body"><text:span text:style-name="T9">Storm</text:span>: Sure...</text:p>
      <text:p text:style-name="Text_20_body"><text:span text:style-name="T9">Storm</text:span><text:span text:style-name="T8"> unties Rabid completely and pulls him softly out of the chair</text:span></text:p>
      <text:p text:style-name="Text_20_body"><text:span text:style-name="T6">Tenda</text:span><text:span text:style-name="T5"> peeks in through the door without entering</text:span></text:p>
      <text:p text:style-name="Text_20_body"><text:span text:style-name="T2">Rabid</text:span><text:span text:style-name="T1"> clings to Storm</text:span></text:p>
      <text:p text:style-name="Text_20_body"><text:span text:style-name="T2">Rabid</text:span><text:span text:style-name="T1"> looks up at Tenda, continuing to hold onto Storm</text:span></text:p>
      <text:p text:style-name="Text_20_body"><text:span text:style-name="T9">Storm</text:span><text:span text:style-name="T8"> slowly carries Rabid towards the exit</text:span></text:p>
      <text:p text:style-name="Text_20_body"><text:span text:style-name="T6">Tenda</text:span><text:span text:style-name="T5"> whimpers and moves out of Storm's way</text:span></text:p>
      <text:p text:style-name="Text_20_body"><text:span text:style-name="T9">Storm</text:span><text:span text:style-name="T8"> heads up, slowly, to the bathroom</text:span></text:p>
      <text:p text:style-name="Text_20_body"><text:span text:style-name="T9">Storm</text:span><text:span text:style-name="T8"> sets Rabid down on a small stool</text:span></text:p>
      <text:p text:style-name="Text_20_body"><text:span text:style-name="T2">Rabid</text:span><text:span text:style-name="T1"> winces as he's set down</text:span></text:p>
      <text:p text:style-name="Text_20_body"><text:span text:style-name="T6">Tenda</text:span><text:span text:style-name="T5"> follows Storm to the bathroom, and watches from a cautious distance</text:span></text:p>
      <text:p text:style-name="Text_20_body"><text:span text:style-name="T9">Storm</text:span><text:span text:style-name="T8"> shuts the bathroom door and locks it</text:span></text:p>
      <text:p text:style-name="Text_20_body"><text:span text:style-name="T6">Tenda</text:span><text:span text:style-name="T5"> quickly walks up to the door and knocks, "Can I help?"</text:span></text:p>
      <text:p text:style-name="Text_20_body"><text:span text:style-name="T9">Storm</text:span><text:span text:style-name="T8"> sighs and opens the door, motioning for Tenda to enter</text:span></text:p>
      <text:p text:style-name="Text_20_body"><text:span text:style-name="T6">Tenda</text:span><text:span text:style-name="T5"> rushes in</text:span></text:p>
      <text:p text:style-name="Text_20_body"><text:span text:style-name="T9">Storm</text:span><text:span text:style-name="T8"> shuts the door and locks it again</text:span></text:p>
      <text:p text:style-name="Text_20_body"><text:soft-page-break/><text:span text:style-name="T9">Storm</text:span><text:span text:style-name="T8"> opens the kitchen cabinet and sifts through it</text:span></text:p>
      <text:p text:style-name="Text_20_body"><text:span text:style-name="T9">Storm</text:span>: bathroom cabinet*</text:p>
      <text:p text:style-name="Text_20_body"><text:span text:style-name="T6">Tenda</text:span>: IsRabidgonnabeokay?</text:p>
      <text:p text:style-name="Text_20_body"><text:span text:style-name="T9">Storm</text:span>: (( :hurrr: ))</text:p>
      <text:p text:style-name="Text_20_body"><text:span text:style-name="T9">Storm</text:span>: Probably.</text:p>
      <text:p text:style-name="Text_20_body"><text:span text:style-name="T9">Storm</text:span>: He just won't be able to...</text:p>
      <text:p text:style-name="Text_20_body"><text:span text:style-name="T2">Rabid</text:span><text:span text:style-name="T1"> is slumped on the stool looking at the floor</text:span></text:p>
      <text:p text:style-name="Text_20_body"><text:span text:style-name="T6">Tenda</text:span>: ... won't be able to what? :berrywut:</text:p>
      <text:p text:style-name="Text_20_body"><text:span text:style-name="T9">Storm</text:span><text:span text:style-name="T8"> takes out some bandages, medical tape and a vial of a transparent liquid</text:span></text:p>
      <text:p text:style-name="Text_20_body"><text:span text:style-name="T9">Storm</text:span><text:span text:style-name="T8"> sets them down in front of Rabid and grabs a cloth</text:span></text:p>
      <text:p text:style-name="Text_20_body"><text:span text:style-name="T4">Watcher</text:span> joined the chat </text:p>
      <text:p text:style-name="Text_20_body"><text:span text:style-name="T9">Storm</text:span><text:span text:style-name="T8"> sits down in front of Rabid</text:span></text:p>
      <text:p text:style-name="Text_20_body"><text:span text:style-name="T9">Storm</text:span><text:span text:style-name="T8"> wets the cloth with liquid from the vial</text:span></text:p>
      <text:p text:style-name="Text_20_body"><text:span text:style-name="T2">Rabid</text:span><text:span text:style-name="T1"> looks down at storm</text:span></text:p>
      <text:p text:style-name="Text_20_body"><text:span text:style-name="T9">Storm</text:span>: Now, show me...</text:p>
      <text:p text:style-name="Text_20_body"><text:span text:style-name="T2">Rabid</text:span><text:span text:style-name="T1"> opens his hind legs</text:span></text:p>
      <text:p text:style-name="Text_20_body"><text:span text:style-name="T9">Storm</text:span>: Egh...</text:p>
      <text:p text:style-name="Text_20_body"><text:span text:style-name="T9">Storm</text:span><text:span text:style-name="T8"> a look of disgust/horror briefly appears on his face, but he looks back up at Rabid with his usual nonplussed expression</text:span></text:p>
      <text:p text:style-name="Text_20_body"><text:span text:style-name="T9">Storm</text:span>: This is going to hurt, but it'll be good! Can't let my property get an infection...</text:p>
      <text:p text:style-name="Text_20_body"><text:span text:style-name="T9">Storm</text:span><text:span text:style-name="T8"> looks to Tenda</text:span></text:p>
      <text:p text:style-name="Text_20_body"><text:span text:style-name="T9">Storm</text:span>: Stick your hoof in his mouth</text:p>
      <text:p text:style-name="Text_20_body"><text:span text:style-name="T6">Tenda</text:span>: Unnhsure.</text:p>
      <text:p text:style-name="Text_20_body"><text:span text:style-name="T6">Tenda</text:span><text:span text:style-name="T5"> does as Storm says, sticking a hoof into Rabid's mouth</text:span></text:p>
      <text:p text:style-name="Text_20_body"><text:span text:style-name="T2">Rabid</text:span><text:span text:style-name="T1"> breathes through his nose as Tenda's hoof is in his mouth</text:span></text:p>
      <text:p text:style-name="Text_20_body"><text:span text:style-name="T9">Storm</text:span><text:span text:style-name="T8"> brushes the cloth around Rabid's wounds</text:span></text:p>
      <text:p text:style-name="Text_20_body"><text:span text:style-name="T4">Watcher</text:span><text:span text:style-name="T3"> slumps back in the chair and sleeps</text:span></text:p>
      <text:p text:style-name="Text_20_body"><text:span text:style-name="T2">Rabid</text:span><text:span text:style-name="T1"> bites down on and screams around Tenda's hoof</text:span></text:p>
      <text:p text:style-name="Text_20_body"><text:span text:style-name="T6">Tenda</text:span><text:span text:style-name="T5"> winces, but remains firm</text:span></text:p>
      <text:p text:style-name="Text_20_body"><text:span text:style-name="T9">Storm</text:span><text:span text:style-name="T8"> puts the now bloodied cloth away, taking out the bandages</text:span></text:p>
      <text:p text:style-name="Text_20_body"><text:span text:style-name="T9">Storm</text:span>: Alright Tenda, take your hoof back.</text:p>
      <text:p text:style-name="Text_20_body"><text:span text:style-name="T6">Tenda</text:span><text:span text:style-name="T5"> removes her hoof from Rabid's mouth</text:span></text:p>
      <text:p text:style-name="Text_20_body"><text:span text:style-name="T6">Tenda</text:span>: Sorry about that, Rabid.</text:p>
      <text:p text:style-name="Text_20_body"><text:span text:style-name="T9">Storm</text:span>: Err...now stand up, Rabid...</text:p>
      <text:p text:style-name="Text_20_body"><text:span text:style-name="T2">Rabid</text:span><text:span text:style-name="T1"> doesn't respond, but stands, his chest heaving slightly</text:span></text:p>
      <text:p text:style-name="Text_20_body"><text:span text:style-name="T9">Storm</text:span><text:span text:style-name="T8"> begins carefully wrapping the bandages around Rabid's wound and hindquarters</text:span></text:p>
      <text:p text:style-name="Text_20_body"><text:span text:style-name="T6">Tenda</text:span>: That uh, looks... hurtful.</text:p>
      <text:p text:style-name="Text_20_body"><text:soft-page-break/><text:span text:style-name="T2">Rabid</text:span><text:span text:style-name="T1"> winces as he is wrapped</text:span></text:p>
      <text:p text:style-name="Text_20_body"><text:span text:style-name="T9">Storm</text:span><text:span text:style-name="T8"> finishes wrapping and secures the bandages with the tape</text:span></text:p>
      <text:p text:style-name="Text_20_body"><text:span text:style-name="T9">Storm</text:span>: There, you should be...err...better...?</text:p>
      <text:p text:style-name="Text_20_body"><text:span text:style-name="T2">Rabid</text:span><text:span text:style-name="T1"> sniffles "th-thank you Master"</text:span></text:p>
      <text:p text:style-name="Text_20_body"><text:span text:style-name="T9">Storm</text:span><text:span text:style-name="T8"> pats Rabid "Done with you for now, go lie down on your bed"</text:span></text:p>
      <text:p text:style-name="Text_20_body"><text:span text:style-name="T6">Tenda</text:span>: :nnghaloo:</text:p>
      <text:p text:style-name="Text_20_body"><text:span text:style-name="T6">Tenda</text:span>: Storm, unnh...</text:p>
      <text:p text:style-name="Text_20_body"><text:span text:style-name="T2">Rabid</text:span>: M-Master?</text:p>
      <text:p text:style-name="Text_20_body"><text:span text:style-name="T9">Storm</text:span>: Hmm?</text:p>
      <text:p text:style-name="Text_20_body"><text:span text:style-name="T9">Storm</text:span>: One at a time.</text:p>
      <text:p text:style-name="Text_20_body"><text:span text:style-name="T9">Storm</text:span>: Rabid, go on.</text:p>
      <text:p text:style-name="Text_20_body"><text:span text:style-name="T6">Tenda</text:span><text:span text:style-name="T5"> 's eyes dart as she hopes Storm didn't notice her mistake</text:span></text:p>
      <text:p text:style-name="Text_20_body"><text:span text:style-name="T2">Rabid</text:span>: May I have a... uhh... different... room?</text:p>
      <text:p text:style-name="Text_20_body"><text:span text:style-name="T9">Storm</text:span>: Take my bed for now; I have no need for it at the current time.</text:p>
      <text:p text:style-name="Text_20_body"><text:span text:style-name="T4">Watcher</text:span><text:span text:style-name="T3"> bursts awake again, looking around</text:span></text:p>
      <text:p text:style-name="Text_20_body"><text:span text:style-name="T9">Storm</text:span>: For now.</text:p>
      <text:p text:style-name="Text_20_body"><text:span text:style-name="T2">Rabid</text:span>: Th-thank you, Master.</text:p>
      <text:p text:style-name="Text_20_body"><text:span text:style-name="T6">Tenda</text:span>: ...master?</text:p>
      <text:p text:style-name="Text_20_body"><text:span text:style-name="T2">Rabid</text:span><text:span text:style-name="T1"> hesitates for a moment before quickly hugging Storm, then shuffling off to his bed</text:span></text:p>
      <text:p text:style-name="Text_20_body"><text:span text:style-name="T9">Storm</text:span>: What, Tenda?</text:p>
      <text:p text:style-name="Text_20_body"><text:span text:style-name="T6">Tenda</text:span>: Unnh...</text:p>
      <text:p text:style-name="Text_20_body"><text:span text:style-name="T6">Tenda</text:span>: Nothing like that is going to happen to me, right?</text:p>
      <text:p text:style-name="Text_20_body"><text:span text:style-name="T9">Storm</text:span>: Doubt it.</text:p>
      <text:p text:style-name="Text_20_body"><text:span text:style-name="T9">Storm</text:span>: Your particular anatomy isn't as easily reached.</text:p>
      <text:p text:style-name="Text_20_body"><text:span text:style-name="T9">Storm</text:span><text:span text:style-name="T8"> shuts the bathroom door again, locking it and sealing them both in the room</text:span></text:p>
      <text:p text:style-name="Text_20_body"><text:span text:style-name="T6">Tenda</text:span>: ...Storm?</text:p>
      <text:p text:style-name="Text_20_body"><text:span text:style-name="T6">Tenda</text:span><text:span text:style-name="T5"> smacks herself</text:span></text:p>
      <text:p text:style-name="Text_20_body"><text:span text:style-name="T6">Tenda</text:span>: Master?</text:p>
      <text:p text:style-name="Text_20_body"><text:span text:style-name="T9">Storm</text:span>: What?</text:p>
      <text:p text:style-name="Text_20_body"><text:span text:style-name="T6">Tenda</text:span>: Why did you just close the door?</text:p>
      <text:p text:style-name="Text_20_body"><text:span text:style-name="T9">Storm</text:span>: (( He noticed; but he doesn't care :hurrr: ))</text:p>
      <text:p text:style-name="Text_20_body"><text:span text:style-name="T9">Storm</text:span>: Oh, no /particular/ reason...</text:p>
      <text:p text:style-name="Text_20_body"><text:span text:style-name="T9">Storm</text:span><text:span text:style-name="T8"> inches to the bathtub, turning on the water</text:span></text:p>
      <text:p text:style-name="Text_20_body"><text:span text:style-name="T6">Tenda</text:span>: Ohokaythen.</text:p>
      <text:p text:style-name="Text_20_body"><text:span text:style-name="T6">Tenda</text:span>: It was just kinda... ominous.</text:p>
      <text:p text:style-name="Text_20_body"><text:span text:style-name="T6">Tenda</text:span>: ...you're not going to drown me again, are you? :wtf:</text:p>
      <text:p text:style-name="Text_20_body"><text:span text:style-name="T4">Watcher</text:span><text:span text:style-name="T3"> sees Rabid pass her, chuckling a bit and speaks quietly "What... Are... You?"</text:span></text:p>
      <text:p text:style-name="Text_20_body"><text:soft-page-break/><text:span text:style-name="T9">Storm</text:span>: Heheh...no.</text:p>
      <text:p text:style-name="Text_20_body"><text:span text:style-name="T6">Tenda</text:span>: Can I leave?</text:p>
      <text:p text:style-name="Text_20_body"><text:span text:style-name="T9">Storm</text:span>: No.</text:p>
      <text:p text:style-name="Text_20_body"><text:span text:style-name="T2">Rabid</text:span><text:span text:style-name="T1"> whimpers and lowers his head and quickens his pace as much as possible without being in too much pain</text:span></text:p>
      <text:p text:style-name="Text_20_body"><text:span text:style-name="T9">Storm</text:span><text:span text:style-name="T8"> fills the bathtub with water</text:span></text:p>
      <text:p text:style-name="Text_20_body"><text:span text:style-name="T9">Storm</text:span>: Get in.</text:p>
      <text:p text:style-name="Text_20_body"><text:span text:style-name="T6">Tenda</text:span><text:span text:style-name="T5"> slowly lowers herself into the water, antennae and wings both peaked as much as they can to avoid being wet</text:span></text:p>
      <text:p text:style-name="Text_20_body"><text:span text:style-name="T9">Storm</text:span>: Goood...now relax, this'll be fun!</text:p>
      <text:p text:style-name="Text_20_body"><text:span text:style-name="T6">Tenda</text:span>: This is not a relaxing situation!</text:p>
      <text:p text:style-name="Text_20_body"><text:span text:style-name="T9">Storm</text:span><text:span text:style-name="T8"> mutters to himself "...for me"</text:span></text:p>
      <text:p text:style-name="Text_20_body"><text:span text:style-name="T9">Storm</text:span>: If you don't relax, the experiment can't continue!</text:p>
      <text:p text:style-name="Text_20_body"><text:span text:style-name="T6">Tenda</text:span>: Uh, right.</text:p>
      <text:p text:style-name="Text_20_body"><text:span text:style-name="T9">Storm</text:span>: Relaxed?</text:p>
      <text:p text:style-name="Text_20_body"><text:span text:style-name="T6">Tenda</text:span>: Yes?</text:p>
      <text:p text:style-name="Text_20_body"><text:span text:style-name="T9">Storm</text:span>: Good</text:p>
      <text:p text:style-name="Text_20_body"><text:span text:style-name="T9">Storm</text:span><text:span text:style-name="T8"> his horn starts to light up</text:span></text:p>
      <text:p text:style-name="Text_20_body"><text:span text:style-name="T6">Tenda</text:span>: NOMAGIC.</text:p>
      <text:p text:style-name="Text_20_body"><text:span text:style-name="T9">Storm</text:span>: YESMAGIC!</text:p>
      <text:p text:style-name="Text_20_body"><text:span text:style-name="T6">Tenda</text:span><text:span text:style-name="T5"> shields her face with her hooves</text:span></text:p>
      <text:p text:style-name="Text_20_body"><text:span text:style-name="T9">Storm</text:span><text:span text:style-name="T8"> zaps the water with very low voltage lightning</text:span></text:p>
      <text:p text:style-name="Text_20_body"><text:span text:style-name="T6">Tenda</text:span><text:span text:style-name="T5"> croaks</text:span></text:p>
      <text:p text:style-name="Text_20_body"><text:span text:style-name="T6">Tenda</text:span>: WHAT.</text:p>
      <text:p text:style-name="Text_20_body"><text:span text:style-name="T9">Storm</text:span><text:span text:style-name="T8"> zaps the water again, higher voltage</text:span></text:p>
      <text:p text:style-name="Text_20_body"><text:span text:style-name="T2">Rabid</text:span><text:span text:style-name="T1"> reaches Storm's bed and snuggles under the covers slowly as to not aggravate his injury, smelling Storm on the pillow and drifting off into a nap</text:span></text:p>
      <text:p text:style-name="Text_20_body"><text:span text:style-name="T6">Tenda</text:span><text:span text:style-name="T5"> shivers with the electricity passing through her, and then slumps into a curled ball</text:span></text:p>
      <text:p text:style-name="Text_20_body"><text:span text:style-name="T6">Tenda</text:span>: Stop doing the hurt thing!!</text:p>
      <text:p text:style-name="Text_20_body"><text:span text:style-name="T6">Tenda</text:span>: No more hurt!!</text:p>
      <text:p text:style-name="Text_20_body"><text:span text:style-name="T9">Storm</text:span><text:span text:style-name="T8"> zaps again, more voltage! :crazytwi:</text:span></text:p>
      <text:p text:style-name="Text_20_body"><text:span text:style-name="T6">Tenda</text:span><text:span text:style-name="T5"> cries with pain, and clambers out of the tub and hugs the wall of the bathroom instead</text:span></text:p>
      <text:p text:style-name="Text_20_body"><text:span text:style-name="T9">Storm</text:span>: Huh...</text:p>
      <text:p text:style-name="Text_20_body"><text:span text:style-name="T9">Storm</text:span><text:span text:style-name="T8"> takes out a notebook and pen</text:span></text:p>
      <text:p text:style-name="Text_20_body"><text:span text:style-name="T9">Storm</text:span>: Electricity plus Water equals Pain...</text:p>
      <text:p text:style-name="Text_20_body"><text:span text:style-name="T9">Storm</text:span>: Who woulda thought</text:p>
      <text:p text:style-name="Text_20_body"><text:span text:style-name="T9">Storm</text:span><text:span text:style-name="T8"> pretends to write that down</text:span></text:p>
      <text:p text:style-name="Text_20_body"><text:span text:style-name="T4">Watcher</text:span><text:span text:style-name="T3"> sniffs the air and smells electrical burns</text:span></text:p>
      <text:p text:style-name="Text_20_body"><text:soft-page-break/><text:span text:style-name="T6">Tenda</text:span>: G-great research, master...</text:p>
      <text:p text:style-name="Text_20_body"><text:span text:style-name="T9">Storm</text:span><text:span text:style-name="T8"> chuckles to himself, fully aware that it wasn't groundbreaking (or even particularly good) research</text:span></text:p>
      <text:p text:style-name="Text_20_body"><text:span text:style-name="T9">Storm</text:span>: Let the hurt continue!</text:p>
      <text:p text:style-name="Text_20_body"><text:span text:style-name="T6">Tenda</text:span>: What? No!</text:p>
      <text:p text:style-name="Text_20_body"><text:span text:style-name="T6">Tenda</text:span>: No more hurt!</text:p>
      <text:p text:style-name="Text_20_body"><text:span text:style-name="T9">Storm</text:span>: Oh...?</text:p>
      <text:p text:style-name="Text_20_body"><text:span text:style-name="T6">Tenda</text:span>: Or... :wtf:</text:p>
      <text:p text:style-name="Text_20_body"><text:span text:style-name="T6">Tenda</text:span>: If... okay...</text:p>
      <text:p text:style-name="Text_20_body"><text:span text:style-name="T9">Storm</text:span>: Is there any particular sensation you wish to feel other than hurt? :good:</text:p>
      <text:p text:style-name="Text_20_body"><text:span text:style-name="T6">Tenda</text:span>: Unnh, gimme at least a moment to think about that.</text:p>
      <text:p text:style-name="Text_20_body"><text:span text:style-name="T6">Tenda</text:span>: ...comfort? Comfort is not hurt?</text:p>
      <text:p text:style-name="Text_20_body"><text:span text:style-name="T6">Tenda</text:span>: And I don't think you can do some brain-trick-magic and turn it around on me!</text:p>
      <text:p text:style-name="Text_20_body"><text:span text:style-name="T9">Storm</text:span> joined the chat </text:p>
      <text:p text:style-name="Text_20_body"><text:span text:style-name="T9">Storm</text:span>: Oh, comfort...</text:p>
      <text:p text:style-name="Text_20_body"><text:span text:style-name="T9">Storm</text:span><text:span text:style-name="T8"> inches closer</text:span></text:p>
      <text:p text:style-name="Text_20_body"><text:span text:style-name="T6">Tenda</text:span>: ..comfort..</text:p>
      <text:p text:style-name="Text_20_body"><text:span text:style-name="T9">Storm</text:span>: Hmm...</text:p>
      <text:p text:style-name="Text_20_body"><text:span text:style-name="T9">Storm</text:span><text:span text:style-name="T8"> lets his horn glow again</text:span></text:p>
      <text:p text:style-name="Text_20_body"><text:span text:style-name="T4">Watcher</text:span> joined the chat </text:p>
      <text:p text:style-name="Text_20_body"><text:span text:style-name="T6">Tenda</text:span>: &lt;_&gt;​</text:p>
      <text:p text:style-name="Text_20_body"><text:span text:style-name="T9">Storm</text:span><text:span text:style-name="T8"> slides closer so he is now face-to-face with Tenda :gleepony:</text:span></text:p>
      <text:p text:style-name="Text_20_body"><text:span text:style-name="T6">Tenda</text:span><text:span text:style-name="T5"> forces a smile</text:span></text:p>
      <text:p text:style-name="Text_20_body"><text:span text:style-name="T2">Rabid</text:span><text:span text:style-name="T1"> sleeps peacefully in Storm's bed</text:span></text:p>
      <text:p text:style-name="Text_20_body"><text:span text:style-name="T9">Storm</text:span><text:span text:style-name="T8"> boops her :gleepony:</text:span></text:p>
      <text:p text:style-name="Text_20_body"><text:span text:style-name="T9">Storm</text:span>: Comfort, hmm?</text:p>
      <text:p text:style-name="Text_20_body"><text:span text:style-name="T6">Tenda</text:span>: Y-Yes?</text:p>
      <text:p text:style-name="Text_20_body"><text:span text:style-name="T9">Storm</text:span><text:span text:style-name="T8"> hugs her exceedingly tight</text:span></text:p>
      <text:p text:style-name="Text_20_body"><text:span text:style-name="T6">Tenda</text:span><text:span text:style-name="T5"> meeps o-o</text:span></text:p>
      <text:p text:style-name="Text_20_body"><text:span text:style-name="T9">Storm</text:span>: Is that enough comfort for you?</text:p>
      <text:p text:style-name="Text_20_body"><text:span text:style-name="T6">Tenda</text:span><text:span text:style-name="T5"> slowly relaxes in Storm's grip</text:span></text:p>
      <text:p text:style-name="Text_20_body"><text:span text:style-name="T6">Tenda</text:span>: ...Yes. o-o</text:p>
      <text:p text:style-name="Text_20_body"><text:span text:style-name="T9">Storm</text:span><text:span text:style-name="T8"> relaxes slightly, still hugging her</text:span></text:p>
      <text:p text:style-name="Text_20_body"><text:span text:style-name="T9">Storm</text:span><text:span text:style-name="T8"> begins petting her as well</text:span></text:p>
      <text:p text:style-name="Text_20_body"><text:span text:style-name="T6">Tenda</text:span><text:span text:style-name="T5"> leans more into Storm</text:span></text:p>
      <text:p text:style-name="Text_20_body"><text:span text:style-name="T6">Tenda</text:span>: It's not so bad, I guess...</text:p>
      <text:p text:style-name="Text_20_body"><text:span text:style-name="T9">Storm</text:span>: What, being my perpetual servant?</text:p>
      <text:p text:style-name="Text_20_body"><text:soft-page-break/><text:span text:style-name="T6">Tenda</text:span>: Yes, master..</text:p>
      <text:p text:style-name="Text_20_body"><text:span text:style-name="T9">Storm</text:span><text:span text:style-name="T8"> releases her from the hug</text:span></text:p>
      <text:p text:style-name="Text_20_body"><text:span text:style-name="T6">Tenda</text:span>: o-o</text:p>
      <text:p text:style-name="Text_20_body"><text:span text:style-name="T9">Storm</text:span>: Bathroom's really not a good place for....comfort.</text:p>
      <text:p text:style-name="Text_20_body"><text:span text:style-name="T6">Tenda</text:span>: Ohthat'skindaagoodpoint.​</text:p>
      <text:p text:style-name="Text_20_body"><text:span text:style-name="T6">Tenda</text:span><text:span text:style-name="T5"> lowers her head by the door</text:span></text:p>
      <text:p text:style-name="Text_20_body"><text:span text:style-name="T9">Storm</text:span><text:span text:style-name="T8"> opens the door and steps out</text:span></text:p>
      <text:p text:style-name="Text_20_body"><text:span text:style-name="T6">Tenda</text:span><text:span text:style-name="T5"> also steps out, and dashes down the hallway</text:span></text:p>
      <text:p text:style-name="Text_20_body"><text:span text:style-name="T6">Tenda</text:span>: (quick afk, like 10-15m)</text:p>
      <text:p text:style-name="Text_20_body"><text:span text:style-name="T9">Storm</text:span>: (okiedokie)</text:p>
      <text:p text:style-name="Text_20_body"><text:span text:style-name="T9">Storm</text:span>: ((goesbacktoplayingWarTh​underforthattimehurrr))</text:p>
      <text:p text:style-name="Text_20_body"><text:span text:style-name="T2">Rabid</text:span><text:span text:style-name="T1"> snuggles into Storm's pillow and inhales the scent as he sleeps</text:span></text:p>
      <text:p text:style-name="Text_20_body"><text:span text:style-name="T9">Storm</text:span>: (( Oh my...))</text:p>
      <text:p text:style-name="Text_20_body"><text:span text:style-name="T6">Tenda</text:span>: (backbackback)</text:p>
      <text:p text:style-name="Text_20_body"><text:span text:style-name="T6">Tenda</text:span><text:span text:style-name="T5"> returns, unsure where she thought she was rushing off to, and plods back towards Storm</text:span></text:p>
      <text:p text:style-name="Text_20_body"><text:span text:style-name="T9">Storm</text:span>: O-o</text:p>
      <text:p text:style-name="Text_20_body"><text:span text:style-name="T9">Storm</text:span><text:span text:style-name="T8"> shrugs, and makes way for his room :good:</text:span></text:p>
      <text:p text:style-name="Text_20_body"><text:span text:style-name="T6">Tenda</text:span>: Is this because I was good?</text:p>
      <text:p text:style-name="Text_20_body"><text:span text:style-name="T6">Tenda</text:span>: Did you stop shocking me because I'm good?</text:p>
      <text:p text:style-name="Text_20_body"><text:span text:style-name="T9">Storm</text:span>: Err...sure?</text:p>
      <text:p text:style-name="Text_20_body"><text:span text:style-name="T9">Storm</text:span><text:span text:style-name="T8"> saunters into his room, approaching Rabid on the bed</text:span></text:p>
      <text:p text:style-name="Text_20_body"><text:span text:style-name="T2">Rabid</text:span><text:span text:style-name="T1"> is still sleeping, curled up</text:span></text:p>
      <text:p text:style-name="Text_20_body"><text:span text:style-name="T9">Storm</text:span><text:span text:style-name="T8"> pokes Rabid</text:span></text:p>
      <text:p text:style-name="Text_20_body"><text:span text:style-name="T4">Watcher</text:span><text:span text:style-name="T3"> stands up, deciding to see what's going on in her room</text:span></text:p>
      <text:p text:style-name="Text_20_body"><text:span text:style-name="T2">Rabid</text:span><text:span text:style-name="T1"> wakes up and looks at Stormy, yawning and wiping his eyes "Hello Master.* and smiles</text:span></text:p>
      <text:p text:style-name="Text_20_body"><text:span text:style-name="T6">Tenda</text:span>: o-o</text:p>
      <text:p text:style-name="Text_20_body"><text:span text:style-name="T6">Tenda</text:span>: Storm, hide Rabid! I think I hear Watcher coming upstairs!</text:p>
      <text:p text:style-name="Text_20_body"><text:span text:style-name="T4">Watcher</text:span><text:span text:style-name="T3"> walks in and stands by the door</text:span></text:p>
      <text:p text:style-name="Text_20_body"><text:span text:style-name="T9">Storm</text:span>: Hello.</text:p>
      <text:p text:style-name="Text_20_body"><text:span text:style-name="T9">Storm</text:span>: Off the bed.</text:p>
      <text:p text:style-name="Text_20_body"><text:span text:style-name="T2">Rabid</text:span><text:span text:style-name="T1"> shakily get off the bed and stands behind Storm</text:span></text:p>
      <text:p text:style-name="Text_20_body"><text:span text:style-name="T6">Tenda</text:span><text:span text:style-name="T5"> walks up to Watcher</text:span></text:p>
      <text:p text:style-name="Text_20_body"><text:span text:style-name="T6">Tenda</text:span><text:span text:style-name="T5"> looks up at her o-o</text:span></text:p>
      <text:p text:style-name="Text_20_body"><text:span text:style-name="T4">Watcher</text:span><text:span text:style-name="T3"> raises a brow and looks the mule</text:span></text:p>
      <text:p text:style-name="Text_20_body"><text:span text:style-name="T9">Storm</text:span><text:span text:style-name="T8"> climbs into the bed, taking Rabid's place, nonplussed</text:span></text:p>
      <text:p text:style-name="Text_20_body"><text:span text:style-name="T6">Tenda</text:span><text:span text:style-name="T5"> continues staring o-o</text:span></text:p>
      <text:p text:style-name="Text_20_body"><text:span text:style-name="T2">Rabid</text:span><text:span text:style-name="T1"> lies on the floor slowly, as to not hurt himself and get close to the bed where Watcher can't </text:span><text:soft-page-break/><text:span text:style-name="T1">see him</text:span></text:p>
      <text:p text:style-name="Text_20_body"><text:span text:style-name="T4">Watcher</text:span>: What?</text:p>
      <text:p text:style-name="Text_20_body"><text:span text:style-name="T6">Tenda</text:span>: Uhhhh.</text:p>
      <text:p text:style-name="Text_20_body"><text:span text:style-name="T6">Tenda</text:span>: What..youdidtoRabidwas..​</text:p>
      <text:p text:style-name="Text_20_body"><text:span text:style-name="T6">Tenda</text:span>: Was..</text:p>
      <text:p text:style-name="Text_20_body"><text:span text:style-name="T6">Tenda</text:span><text:span text:style-name="T5"> swallows hard, and lowers her head before stepping to the side</text:span></text:p>
      <text:p text:style-name="Text_20_body"><text:span text:style-name="T6">Tenda</text:span>: Sorry, go ahead inside.</text:p>
      <text:p text:style-name="Text_20_body"><text:span text:style-name="T4">Watcher</text:span><text:span text:style-name="T3"> glares at Tenda, walking inside and ignores what she was about to say</text:span></text:p>
      <text:p text:style-name="Text_20_body"><text:span text:style-name="T9">Storm</text:span><text:span text:style-name="T8"> looks over at Watcher</text:span></text:p>
      <text:p text:style-name="Text_20_body"><text:span text:style-name="T9">Storm</text:span> joined the chat 6 seconds ago</text:p>
      <text:p text:style-name="Text_20_body"><text:span text:style-name="T4">Watcher</text:span>: What's going on? I smell electric burns...</text:p>
      <text:p text:style-name="Text_20_body"><text:span text:style-name="T9">Storm</text:span>: Oh...</text:p>
      <text:p text:style-name="Text_20_body"><text:span text:style-name="T6">Tenda</text:span>: Uh, those are mine.</text:p>
      <text:p text:style-name="Text_20_body"><text:span text:style-name="T4">Watcher</text:span>: Storm, you electricuted her without me?</text:p>
      <text:p text:style-name="Text_20_body"><text:span text:style-name="T9">Storm</text:span>: Nope!</text:p>
      <text:p text:style-name="Text_20_body"><text:span text:style-name="T9">Storm</text:span>: I electrocuted WATER without you!</text:p>
      <text:p text:style-name="Text_20_body"><text:span text:style-name="T6">Tenda</text:span>: :wtf:</text:p>
      <text:p text:style-name="Text_20_body"><text:span text:style-name="T9">Storm</text:span><text:span text:style-name="T8"> squirms a bit in the bed</text:span></text:p>
      <text:p text:style-name="Text_20_body"><text:span text:style-name="T6">Tenda</text:span>: Y-Yeah...</text:p>
      <text:p text:style-name="Text_20_body"><text:span text:style-name="T6">Tenda</text:span>: Storm electrocuted water I was standing in after I led him to Rabid and we both untied him...</text:p>
      <text:p text:style-name="Text_20_body"><text:span text:style-name="T6">Tenda</text:span>: Uh, after we cleaned up Rabid...</text:p>
      <text:p text:style-name="Text_20_body"><text:span text:style-name="T4">Watcher</text:span>: Stilll...</text:p>
      <text:p text:style-name="Text_20_body"><text:span text:style-name="T6">Tenda</text:span>: You were like, asleep downstairs or something.</text:p>
      <text:p text:style-name="Text_20_body"><text:span text:style-name="T4">Watcher</text:span><text:span text:style-name="T3"> ignores Tenda and stares at Storm</text:span></text:p>
      <text:p text:style-name="Text_20_body"><text:span text:style-name="T4">Watcher</text:span>: Did the mutt learn his lesson?</text:p>
      <text:p text:style-name="Text_20_body"><text:span text:style-name="T9">Storm</text:span>: I s'pose so.</text:p>
      <text:p text:style-name="Text_20_body"><text:span text:style-name="T6">Tenda</text:span>: ..Mistress, I'm not going to have to learn any lessons of the same caliber am I? :wtf:</text:p>
      <text:p text:style-name="Text_20_body"><text:span text:style-name="T2">Rabid</text:span><text:span text:style-name="T1"> tries to stay quiet but lets out a frightened whimper</text:span></text:p>
      <text:p text:style-name="Text_20_body"><text:span text:style-name="T4">Watcher</text:span>: You will mule if you disobey and assult me like the mutt.</text:p>
      <text:p text:style-name="Text_20_body"><text:span text:style-name="T6">Tenda</text:span>: O-okay. Lesson learned, mistress. :wtf:</text:p>
      <text:p text:style-name="Text_20_body"><text:span text:style-name="T2">Rabid</text:span><text:span text:style-name="T1"> stays on the floor trying to be quet</text:span></text:p>
      <text:p text:style-name="Text_20_body"><text:span text:style-name="T9">Storm</text:span>: Well then...</text:p>
      <text:p text:style-name="Text_20_body"><text:span text:style-name="T4">Watcher</text:span>: Yes Storm?</text:p>
      <text:p text:style-name="Text_20_body"><text:span text:style-name="T9">Storm</text:span>: What do you want...?</text:p>
      <text:p text:style-name="Text_20_body"><text:span text:style-name="T4">Watcher</text:span>: Well this is my room too.</text:p>
      <text:p text:style-name="Text_20_body"><text:span text:style-name="T9">Storm</text:span>: Ah, right...</text:p>
      <text:p text:style-name="Text_20_body"><text:soft-page-break/><text:span text:style-name="T6">Tenda</text:span>: o-o;;?</text:p>
      <text:p text:style-name="Text_20_body"><text:span text:style-name="T2">Rabid</text:span><text:span text:style-name="T1"> whimpers and slides under the bed</text:span></text:p>
      <text:p text:style-name="Text_20_body"><text:span text:style-name="T4">Watcher</text:span><text:span text:style-name="T3"> sits on the bed, next to Storm</text:span></text:p>
      <text:p text:style-name="Text_20_body"><text:span text:style-name="T6">Tenda</text:span>: I... I haven't had a chance to clean the blood from this room already...</text:p>
      <text:p text:style-name="Text_20_body"><text:span text:style-name="T6">Tenda</text:span>: Can you NOT mutilate anypone else for a while?</text:p>
      <text:p text:style-name="Text_20_body"><text:span text:style-name="T2">Rabid</text:span><text:span text:style-name="T1"> yelps as the bed sags and pushes on him</text:span></text:p>
      <text:p text:style-name="Text_20_body"><text:span text:style-name="T4">Watcher</text:span>: No promises...</text:p>
      <text:p text:style-name="Text_20_body"><text:span text:style-name="T6">Tenda</text:span>: O-Of course mistress. :wtf:</text:p>
      <text:p text:style-name="Text_20_body"><text:span text:style-name="T2">Rabid</text:span><text:span text:style-name="T1"> tries to pull himself out from under the bed</text:span></text:p>
      <text:p text:style-name="Text_20_body"><text:span text:style-name="T4">Watcher</text:span><text:span text:style-name="T3"> hears the movement under the bed "So is the mutt sleeping under the bed now?"</text:span></text:p>
      <text:p text:style-name="Text_20_body"><text:span text:style-name="T9">Storm</text:span><text:span text:style-name="T8"> shrugs "Probably"</text:span></text:p>
      <text:p text:style-name="Text_20_body"><text:span text:style-name="T6">Tenda</text:span>: R-Rabid is... down there.. yeah..</text:p>
      <text:p text:style-name="Text_20_body"><text:span text:style-name="T6">Tenda</text:span>: You should uh, maybe go easy on him for a while?</text:p>
      <text:p text:style-name="Text_20_body"><text:span text:style-name="T2">Rabid</text:span><text:span text:style-name="T1"> pulls himself out on the other side of the bed breathing heavily</text:span></text:p>
      <text:p text:style-name="Text_20_body"><text:span text:style-name="T4">Watcher</text:span>: Why should I care, mule? I do what I want.</text:p>
      <text:p text:style-name="Text_20_body"><text:span text:style-name="T6">Tenda</text:span>: Y-Yes.. you do that...</text:p>
      <text:p text:style-name="Text_20_body"><text:span text:style-name="T6">Tenda</text:span>: But like, not beat up on him for a little while?</text:p>
      <text:p text:style-name="Text_20_body"><text:span text:style-name="T9">Storm</text:span>: Because misuse of property voids the warranty?</text:p>
      <text:p text:style-name="Text_20_body"><text:span text:style-name="T6">Tenda</text:span>: Is that... asking too much?</text:p>
      <text:p text:style-name="Text_20_body"><text:span text:style-name="T7">Newblood</text:span> joined the chat 8 seconds ago</text:p>
      <text:p text:style-name="Text_20_body"><text:span text:style-name="T4">Watcher</text:span>: Until they start acting the way they are supposed to, I'll worry about "warranty" later.</text:p>
      <text:p text:style-name="Text_20_body"><text:span text:style-name="T6">Tenda</text:span>: Meep. o-o</text:p>
      <text:p text:style-name="Text_20_body"><text:span text:style-name="T2">Rabid</text:span><text:span text:style-name="T1"> wimpers audibly on the floor on Watcher's side of the bed</text:span></text:p>
      <text:p text:style-name="Text_20_body"><text:span text:style-name="T9">Storm</text:span><text:span text:style-name="T8"> shifts closer to Watcher</text:span></text:p>
      <text:p text:style-name="Text_20_body"><text:span text:style-name="T4">Watcher</text:span><text:span text:style-name="T3"> yawns a bit and looks back at Storm</text:span></text:p>
      <text:p text:style-name="Text_20_body"><text:span text:style-name="T9">Storm</text:span>: Should we....send them off...?</text:p>
      <text:p text:style-name="Text_20_body"><text:span text:style-name="T6">Tenda</text:span>: So, uh, should we leave you two alone..</text:p>
      <text:p text:style-name="Text_20_body"><text:span text:style-name="T2">Rabid</text:span><text:span text:style-name="T1"> weakly stands and starts limping toward Tenda and the door</text:span></text:p>
      <text:p text:style-name="Text_20_body"><text:span text:style-name="T4">Watcher</text:span>: I don't know... Should we?</text:p>
      <text:p text:style-name="Text_20_body"><text:span text:style-name="T6">Tenda</text:span>: You two can have your fun and I can, uh, go make sure Rabid doesn't bleed to death.</text:p>
      <text:p text:style-name="Text_20_body"><text:span text:style-name="T9">Storm</text:span>: *shrug* I think we should...</text:p>
      <text:p text:style-name="Text_20_body"><text:span text:style-name="T6">Tenda</text:span>: Sounds great, right?</text:p>
      <text:p text:style-name="Text_20_body"><text:span text:style-name="T4">Watcher</text:span>: Send them off to do what though?</text:p>
      <text:p text:style-name="Text_20_body"><text:span text:style-name="T9">Storm</text:span>: Errr...stuff?</text:p>
      <text:p text:style-name="Text_20_body"><text:span text:style-name="T4">Watcher</text:span>: Alright... Slaves! Go... clean the kitchen or something!</text:p>
      <text:p text:style-name="Text_20_body"><text:span text:style-name="T6">Tenda</text:span>: Yeahwhatever.</text:p>
      <text:p text:style-name="Text_20_body"><text:span text:style-name="T6">Tenda</text:span><text:span text:style-name="T5"> slams the door shut on Watcher and Storm</text:span></text:p>
      <text:p text:style-name="Text_20_body"><text:soft-page-break/><text:span text:style-name="T2">Rabid</text:span><text:span text:style-name="T1"> follows Tenda</text:span></text:p>
      <text:p text:style-name="Text_20_body"><text:span text:style-name="T9">Storm</text:span><text:span text:style-name="T8"> saunters over to the door and locks it :rariwat:</text:span></text:p>
      <text:p text:style-name="Text_20_body"><text:span text:style-name="T6">Tenda</text:span>: Well, they're going to release their aggression on each other for at least one night.</text:p>
      <text:p text:style-name="Text_20_body"><text:span text:style-name="T6">Tenda</text:span>: You, uh, okay?</text:p>
      <text:p text:style-name="Text_20_body"><text:span text:style-name="T4">Watcher</text:span>: Locking the door? :good:</text:p>
      <text:p text:style-name="Text_20_body"><text:span text:style-name="T2">Rabid</text:span><text:span text:style-name="T1"> shakes his head</text:span></text:p>
      <text:p text:style-name="Text_20_body"><text:span text:style-name="T6">Tenda</text:span>: You're.. not okay? :wtf:</text:p>
      <text:p text:style-name="Text_20_body"><text:span text:style-name="T6">Tenda</text:span>: No pone ever answers that question that way. :fluttersmith.</text:p>
      <text:p text:style-name="Text_20_body"><text:span text:style-name="T2">Rabid</text:span><text:span text:style-name="T1"> shakes his head more as tears start to well</text:span></text:p>
      <text:p text:style-name="Text_20_body"><text:span text:style-name="T6">Tenda</text:span>: So, uh..</text:p>
      <text:p text:style-name="Text_20_body"><text:span text:style-name="T6">Tenda</text:span>: You're.. maimed or something?</text:p>
      <text:p text:style-name="Text_20_body"><text:span text:style-name="T2">Rabid</text:span><text:span text:style-name="T1"> nods</text:span></text:p>
      <text:p text:style-name="Text_20_body"><text:span text:style-name="T9">Storm</text:span><text:span text:style-name="T8"> hops back to the bed, leaping onto it excitedly</text:span></text:p>
      <text:p text:style-name="Text_20_body"><text:span text:style-name="T4">Watcher</text:span><text:span text:style-name="T3"> chuckles a bit and looks at Storm</text:span></text:p>
      <text:p text:style-name="Text_20_body"><text:span text:style-name="T6">Tenda</text:span>: Rightthen.</text:p>
      <text:p text:style-name="Text_20_body"><text:span text:style-name="T9">Storm</text:span><text:span text:style-name="T8"> stares back o-o</text:span></text:p>
      <text:p text:style-name="Text_20_body"><text:span text:style-name="T6">Tenda</text:span>: So, as soon as we kill Storm, we can escape.</text:p>
      <text:p text:style-name="Text_20_body"><text:span text:style-name="T4">Watcher</text:span><text:span text:style-name="T3"> kisses Storm quickly</text:span></text:p>
      <text:p text:style-name="Text_20_body"><text:span text:style-name="T9">Storm</text:span><text:span text:style-name="T8"> has other ideas and grabs her before she can get away</text:span></text:p>
      <text:p text:style-name="Text_20_body"><text:span text:style-name="T2">Rabid</text:span>: We-We can't ki-kill him.</text:p>
      <text:p text:style-name="Text_20_body"><text:span text:style-name="T6">Tenda</text:span>: B-But I can never be free if we don't kill him... :nnghaloo:</text:p>
      <text:p text:style-name="Text_20_body"><text:span text:style-name="T2">Rabid</text:span>: No... We-We'll be fine here! We just have to keep them happy!</text:p>
      <text:p text:style-name="Text_20_body"><text:span text:style-name="T2">Rabid</text:span>: Just have to keep them calm.</text:p>
      <text:p text:style-name="Text_20_body"><text:span text:style-name="T2">Rabid</text:span>: We just have to be good.</text:p>
      <text:p text:style-name="Text_20_body"><text:span text:style-name="T6">Tenda</text:span>: :fluttersmith:</text:p>
      <text:p text:style-name="Text_20_body"><text:span text:style-name="T2">Rabid</text:span>: Good slaves.</text:p>
      <text:p text:style-name="Text_20_body"><text:span text:style-name="T2">Rabid</text:span>: I'm a good slave!</text:p>
      <text:p text:style-name="Text_20_body"><text:span text:style-name="T6">Tenda</text:span>: Is that all we have left..?</text:p>
      <text:p text:style-name="Text_20_body"><text:span text:style-name="T2">Rabid</text:span><text:span text:style-name="T1"> curls up and holds his head</text:span></text:p>
      <text:p text:style-name="Text_20_body"><text:span text:style-name="T6">Tenda</text:span><text:span text:style-name="T5"> yelps upon hearing the word slave, "I'm a good slave!" :wtf:</text:span></text:p>
      <text:p text:style-name="Text_20_body"><text:span text:style-name="T6">Tenda</text:span>: ... stupid reflexes. :facehoof:</text:p>
      <text:p text:style-name="Text_20_body"><text:span text:style-name="T6">Tenda</text:span>: Can we.. can't we at least..</text:p>
      <text:p text:style-name="Text_20_body"><text:span text:style-name="T4">Watcher</text:span>: O-Oh?</text:p>
      <text:p text:style-name="Text_20_body"><text:span text:style-name="T6">Tenda</text:span>: While they are doing their own thing..</text:p>
      <text:p text:style-name="Text_20_body"><text:span text:style-name="T6">Tenda</text:span>: Can we have a, uh, slave thing? :facehoof:</text:p>
      <text:p text:style-name="Text_20_body"><text:span text:style-name="T2">Rabid</text:span>: What do you mean?</text:p>
      <text:p text:style-name="Text_20_body"><text:span text:style-name="T9">Storm</text:span><text:span text:style-name="T8"> collapses onto the bed, embracing Watcher</text:span></text:p>
      <text:p text:style-name="Text_20_body"><text:soft-page-break/><text:span text:style-name="T9">Storm</text:span><text:span text:style-name="T8"> kisses her back</text:span></text:p>
      <text:p text:style-name="Text_20_body"><text:span text:style-name="T6">Tenda</text:span>: Can we, like...</text:p>
      <text:p text:style-name="Text_20_body"><text:span text:style-name="T6">Tenda</text:span>: ...look, nevermind...</text:p>
      <text:p text:style-name="Text_20_body"><text:span text:style-name="T4">Watcher</text:span><text:span text:style-name="T3"> blushes bright red, kissing Storm back with her body held against the bed</text:span></text:p>
      <text:p text:style-name="Text_20_body"><text:span text:style-name="T6">Tenda</text:span>: I can see you've already changed too much. :flutterglare:</text:p>
      <text:p text:style-name="Text_20_body"><text:span text:style-name="T2">Rabid</text:span><text:span text:style-name="T1"> sits slumped, eyes wattering</text:span></text:p>
      <text:p text:style-name="Text_20_body"><text:span text:style-name="T9">Storm</text:span><text:span text:style-name="T8"> brushes against her, locked in the kiss and himself blushing a bit</text:span></text:p>
      <text:p text:style-name="Text_20_body"><text:span text:style-name="T6">Tenda</text:span>: Is this really..</text:p>
      <text:p text:style-name="Text_20_body"><text:span text:style-name="T6">Tenda</text:span>: The best future you and I have..?</text:p>
      <text:p text:style-name="Text_20_body"><text:span text:style-name="T2">Rabid</text:span>: I... I just don't know.</text:p>
      <text:p text:style-name="Text_20_body"><text:span text:style-name="T2">Rabid</text:span><text:span text:style-name="T1"> sniffles having stopped crying</text:span></text:p>
      <text:p text:style-name="Text_20_body"><text:span text:style-name="T2">Rabid</text:span>: What did you want to do?</text:p>
      <text:p text:style-name="Text_20_body"><text:span text:style-name="T6">Tenda</text:span>: Well, just.. I wanted.. I don't know..</text:p>
      <text:p text:style-name="Text_20_body"><text:span text:style-name="T4">Watcher</text:span><text:span text:style-name="T3"> leans up onto Storm's body as she kisses him deeply</text:span></text:p>
      <text:p text:style-name="Text_20_body"><text:span text:style-name="T6">Tenda</text:span>: It would have been neat to have something they didn't know about..</text:p>
      <text:p text:style-name="Text_20_body"><text:span text:style-name="T2">Rabid</text:span><text:span text:style-name="T1"> looks a little worried "Ju-Just as long as Watcher doesn't find out."</text:span></text:p>
      <text:p text:style-name="Text_20_body"><text:span text:style-name="T6">Tenda</text:span>: Y-Yeah... I guess she'd just kill you at this point. :wtf:</text:p>
      <text:p text:style-name="Text_20_body"><text:span text:style-name="T4">Watcher</text:span>: (Rabid will no longer able to fertilize you though Tenda :hurrr: )</text:p>
      <text:p text:style-name="Text_20_body"><text:span text:style-name="T6">Tenda</text:span>: I have something left she'd probably get rid of first at this point, so...</text:p>
      <text:p text:style-name="Text_20_body"><text:span text:style-name="T6">Tenda</text:span>: (yes I know :fluttersmith: )</text:p>
      <text:p text:style-name="Text_20_body"><text:span text:style-name="T9">Storm</text:span>: (Guess someone else is gonna have to pick up that slack :trarkmmmmf: )</text:p>
      <text:p text:style-name="Text_20_body"><text:span text:style-name="T2">Rabid</text:span><text:span text:style-name="T1"> looks at Tenda expectantly</text:span></text:p>
      <text:p text:style-name="Text_20_body"><text:span text:style-name="T6">Tenda</text:span>: ( ;-; )</text:p>
      <text:p text:style-name="Text_20_body"><text:span text:style-name="T6">Tenda</text:span>: ... uh, what?</text:p>
      <text:p text:style-name="Text_20_body"><text:span text:style-name="T2">Rabid</text:span>: Y-You stopped mid-sentence</text:p>
      <text:p text:style-name="Text_20_body"><text:span text:style-name="T6">Tenda</text:span>: I... didn't want to investigate those thoughts further. :wtf:</text:p>
      <text:p text:style-name="Text_20_body"><text:span text:style-name="T2">Rabid</text:span>: Oh-Okay</text:p>
      <text:p text:style-name="Text_20_body"><text:span text:style-name="T9">Storm</text:span><text:span text:style-name="T8"> breaks off the kiss, hovering his head just above hers</text:span></text:p>
      <text:p text:style-name="Text_20_body"><text:span text:style-name="T9">Storm</text:span>: My, anxious are we?</text:p>
      <text:p text:style-name="Text_20_body"><text:span text:style-name="T4">Watcher</text:span>: Just... I love it when we kiss..</text:p>
      <text:p text:style-name="Text_20_body"><text:span text:style-name="T4">Watcher</text:span><text:span text:style-name="T3"> turns her head blushing</text:span></text:p>
      <text:p text:style-name="Text_20_body"><text:span text:style-name="T6">Tenda</text:span><text:span text:style-name="T5"> wraps her forehooves around Rabid</text:span></text:p>
      <text:p text:style-name="Text_20_body"><text:span text:style-name="T6">Tenda</text:span>: L-Look, I know we've been cooped up..</text:p>
      <text:p text:style-name="Text_20_body"><text:span text:style-name="T2">Rabid</text:span><text:span text:style-name="T1"> hugs Tenda tight</text:span></text:p>
      <text:p text:style-name="Text_20_body"><text:span text:style-name="T6">Tenda</text:span>: But you can still light up the night sky...</text:p>
      <text:p text:style-name="Text_20_body"><text:span text:style-name="T6">Tenda</text:span>: My cycle is off, but I think I can still squeeze out a brood...</text:p>
      <text:p text:style-name="Text_20_body"><text:span text:style-name="T2">Rabid</text:span><text:span text:style-name="T1"> smiles as he hugs Tenda, his voice cracking as he speaks "This is the most contact we've had </text:span><text:soft-page-break/><text:span text:style-name="T1">since I came here."</text:span></text:p>
      <text:p text:style-name="Text_20_body"><text:span text:style-name="T9">Storm</text:span>: Mhmm...</text:p>
      <text:p text:style-name="Text_20_body"><text:span text:style-name="T9">Storm</text:span>: So do I!</text:p>
      <text:p text:style-name="Text_20_body"><text:span text:style-name="T6">Tenda</text:span><text:span text:style-name="T5"> hugs Rabid tighter, "So let's not let it go, okay?"</text:span></text:p>
      <text:p text:style-name="Text_20_body"><text:span text:style-name="T9">Storm</text:span><text:span text:style-name="T8"> goes back to kissing her deeply</text:span></text:p>
      <text:p text:style-name="Text_20_body"><text:span text:style-name="T6">Tenda</text:span>: Let's just... I don't know..</text:p>
      <text:p text:style-name="Text_20_body"><text:span text:style-name="T6">Tenda</text:span>: Hold me so tight I never forget, or something stupid.</text:p>
      <text:p text:style-name="Text_20_body"><text:span text:style-name="T6">Tenda</text:span>: And I'll squeeze you just the same.</text:p>
      <text:p text:style-name="Text_20_body"><text:span text:style-name="T2">Rabid</text:span><text:span text:style-name="T1"> loosens the hug and looks down at his bandages "But..."</text:span></text:p>
      <text:p text:style-name="Text_20_body"><text:span text:style-name="T9">Storm</text:span>: (( God, the contrast is just...amazing))</text:p>
      <text:p text:style-name="Text_20_body"><text:span text:style-name="T6">Tenda</text:span>: ..but?</text:p>
      <text:p text:style-name="Text_20_body"><text:span text:style-name="T2">Rabid</text:span><text:span text:style-name="T1"> hugs you tight</text:span></text:p>
      <text:p text:style-name="Text_20_body"><text:span text:style-name="T4">Watcher</text:span><text:span text:style-name="T3"> brushes her muzzle against Storm as they kiss deeply</text:span></text:p>
      <text:p text:style-name="Text_20_body"><text:span text:style-name="T6">Tenda</text:span>: ..but.. :wtf:</text:p>
      <text:p text:style-name="Text_20_body"><text:span text:style-name="T2">Rabid</text:span><text:span text:style-name="T1"> continues hugging Tenda tight "I-I think she broke me."</text:span></text:p>
      <text:p text:style-name="Text_20_body"><text:span text:style-name="T6">Tenda</text:span>: B-broke you..?</text:p>
      <text:p text:style-name="Text_20_body"><text:span text:style-name="T2">Rabid</text:span>: Down... Down there.</text:p>
      <text:p text:style-name="Text_20_body"><text:span text:style-name="T6">Tenda</text:span><text:span text:style-name="T5"> shoves Rabid away, and turns to face the door to Storm&amp;Watcher's room</text:span></text:p>
      <text:p text:style-name="Text_20_body"><text:span text:style-name="T6">Tenda</text:span>: ...she did.</text:p>
      <text:p text:style-name="Text_20_body"><text:span text:style-name="T2">Rabid</text:span><text:span text:style-name="T1"> falls on his back</text:span></text:p>
      <text:p text:style-name="Text_20_body"><text:span text:style-name="T9">Storm</text:span><text:span text:style-name="T8"> lowers himself onto Watcher, petting her side softly with his hoof</text:span></text:p>
      <text:p text:style-name="Text_20_body"><text:span text:style-name="T6">Tenda</text:span>: ... ... she did.</text:p>
      <text:p text:style-name="Text_20_body"><text:span text:style-name="T4">Watcher</text:span><text:span text:style-name="T3"> purrs as she is being petted, her face staying a bright red as she stares up at Storm</text:span></text:p>
      <text:p text:style-name="Text_20_body"><text:span text:style-name="T2">Rabid</text:span><text:span text:style-name="T1"> curls his lips as his eyes well, trying to hold back his tear</text:span></text:p>
      <text:p text:style-name="Text_20_body"><text:span text:style-name="T6">Tenda</text:span>: She did that and.. I can't do.. anything..</text:p>
      <text:p text:style-name="Text_20_body"><text:span text:style-name="T6">Tenda</text:span><text:span text:style-name="T5"> slumps to her knees with a groan and a thud, still staring at the door</text:span></text:p>
      <text:p text:style-name="Text_20_body"><text:span text:style-name="T6">Tenda</text:span>: ..she did that to you and I can't help a bit..</text:p>
      <text:p text:style-name="Text_20_body"><text:span text:style-name="T9">Storm</text:span><text:span text:style-name="T8"> pulls away from the kiss again, and starts licking her neck</text:span></text:p>
      <text:p text:style-name="Text_20_body"><text:span text:style-name="T2">Rabid</text:span><text:span text:style-name="T1"> crawls over to Tenda and weakly nuzzles her</text:span></text:p>
      <text:p text:style-name="Text_20_body"><text:span text:style-name="T6">Tenda</text:span><text:span text:style-name="T5"> idly pats Rabid in response</text:span></text:p>
      <text:p text:style-name="Text_20_body"><text:span text:style-name="T4">Watcher</text:span><text:span text:style-name="T3"> winces a bit and purrs louder</text:span></text:p>
      <text:p text:style-name="Text_20_body"><text:span text:style-name="T9">Storm</text:span><text:span text:style-name="T8"> nuzzles her neck before dragging his head down to her chest and lying there</text:span></text:p>
      <text:p text:style-name="Text_20_body"><text:span text:style-name="T2">Rabid</text:span><text:span text:style-name="T1"> nuzzles into Tenda's neck and wraps a hoof around her "Being close to you makes me feel a little better about everything."</text:span></text:p>
      <text:p text:style-name="Text_20_body"><text:span text:style-name="T6">Tenda</text:span>: T-That's good..</text:p>
      <text:p text:style-name="Text_20_body"><text:span text:style-name="T6">Tenda</text:span>: I... do you really think we should just...</text:p>
      <text:p text:style-name="Text_20_body"><text:span text:style-name="T6">Tenda</text:span><text:span text:style-name="T5"> slumps down to the floor</text:span></text:p>
      <text:p text:style-name="Text_20_body"><text:soft-page-break/><text:span text:style-name="T6">Tenda</text:span>: Should I really just give up now?</text:p>
      <text:p text:style-name="Text_20_body"><text:span text:style-name="T4">Watcher</text:span><text:span text:style-name="T3"> smiles and starts petting Storm's mane</text:span></text:p>
      <text:p text:style-name="Text_20_body"><text:span text:style-name="T9">Storm</text:span>: (I'd like to weigh in here....yes)</text:p>
      <text:p text:style-name="Text_20_body"><text:span text:style-name="T9">Storm</text:span>: (:hurrr:)</text:p>
      <text:p text:style-name="Text_20_body"><text:span text:style-name="T6">Tenda</text:span>: ( /me whimpers ((*/me smacks Tenda, ":good:"))))</text:p>
      <text:p text:style-name="Text_20_body"><text:span text:style-name="T2">Rabid</text:span>: I... I just don't know.</text:p>
      <text:p text:style-name="Text_20_body"><text:span text:style-name="T9">Storm</text:span><text:span text:style-name="T8"> gives off a small purr of his own</text:span></text:p>
      <text:p text:style-name="Text_20_body"><text:span text:style-name="T6">Tenda</text:span>: L-Look, I mean, Stormy is a magical alicorn and Watcher is a fat and overweight mare which is well-read in historical torture...</text:p>
      <text:p text:style-name="Text_20_body"><text:span text:style-name="T6">Tenda</text:span>: But like, we have an advantage of our own, right? Right? :wtf:</text:p>
      <text:p text:style-name="Text_20_body"><text:span text:style-name="T9">Storm</text:span>: (coughyouhavetheadvantag​eofnotbeingwatchedrightn​owcough)</text:p>
      <text:p text:style-name="Text_20_body"><text:span text:style-name="T6">Tenda</text:span>: We've got FRIENDSHIP or something! Doesn't that count for a lot among ponies?</text:p>
      <text:p text:style-name="Text_20_body"><text:span text:style-name="T2">Rabid</text:span>: It... It does!</text:p>
      <text:p text:style-name="Text_20_body"><text:span text:style-name="T6">Tenda</text:span>: (milking that advantage :hurrr: )</text:p>
      <text:p text:style-name="Text_20_body"><text:span text:style-name="T6">Tenda</text:span>: So we just need to like.. friendship our way into a solution. :toomuch:</text:p>
      <text:p text:style-name="Text_20_body"><text:span text:style-name="T2">Rabid</text:span>: Ho-How do we do that?</text:p>
      <text:p text:style-name="Text_20_body"><text:span text:style-name="T6">Tenda</text:span>: ...I have no idea. :wtf:</text:p>
      <text:p text:style-name="Text_20_body"><text:span text:style-name="T6">Tenda</text:span><text:span text:style-name="T5"> hugs Rabid tightly</text:span></text:p>
      <text:p text:style-name="Text_20_body"><text:span text:style-name="T6">Tenda</text:span>: I HAVE NO IDEEA!</text:p>
      <text:p text:style-name="Text_20_body"><text:span text:style-name="T9">Storm</text:span>: (Ateamyourwayoutofthis hurrr)</text:p>
      <text:p text:style-name="Text_20_body"><text:span text:style-name="T2">Rabid</text:span><text:span text:style-name="T1"> hugs Tenda even tighter</text:span></text:p>
      <text:p text:style-name="Text_20_body"><text:span text:style-name="T6">Tenda</text:span>: W-We'll figure something out...</text:p>
      <text:p text:style-name="Text_20_body"><text:span text:style-name="T6">Tenda</text:span>: ...over Storm's dead body...</text:p>
      <text:p text:style-name="Text_20_body"><text:span text:style-name="T6">Tenda</text:span>: ...the rest is easy. :toomuch:</text:p>
      <text:p text:style-name="Text_20_body"><text:span text:style-name="T2">Rabid</text:span>: But-But</text:p>
      <text:p text:style-name="Text_20_body"><text:span text:style-name="T6">Tenda</text:span>: But what?!</text:p>
      <text:p text:style-name="Text_20_body"><text:span text:style-name="T2">Rabid</text:span>: If-If we take out Sto-Storm then Watcher's liable to torture us</text:p>
      <text:p text:style-name="Text_20_body"><text:span text:style-name="T6">Tenda</text:span>: B-but, uhhhh..</text:p>
      <text:p text:style-name="Text_20_body"><text:span text:style-name="T6">Tenda</text:span>: If we were somehow able to take out Storm in the first place...</text:p>
      <text:p text:style-name="Text_20_body"><text:span text:style-name="T6">Tenda</text:span>: We'd be well-prepared for Watcher as well, right?</text:p>
      <text:p text:style-name="Text_20_body"><text:span text:style-name="T2">Rabid</text:span>: I-I'm so scared of her.</text:p>
      <text:p text:style-name="Text_20_body"><text:span text:style-name="T6">Tenda</text:span>: :nnghaloo:</text:p>
      <text:p text:style-name="Text_20_body"><text:span text:style-name="T2">Rabid</text:span>: Especially after... y'know... :fluttersmith:</text:p>
      <text:p text:style-name="Text_20_body"><text:span text:style-name="T6">Tenda</text:span>: Y-Yes... I'm going to get her back for that, don't worry...</text:p>
      <text:p text:style-name="Text_20_body"><text:span text:style-name="T6">Tenda</text:span>: I just ...have no idea how to do so. :toomuch:</text:p>
      <text:p text:style-name="Text_20_body"><text:span text:style-name="T2">Rabid</text:span>: Bu-Okay</text:p>
      <text:p text:style-name="Text_20_body"><text:span text:style-name="T6">Tenda</text:span>: ... you seriously can't..?</text:p>
      <text:p text:style-name="Text_20_body"><text:soft-page-break/><text:span text:style-name="T2">Rabid</text:span>: can't...?</text:p>
      <text:p text:style-name="Text_20_body"><text:span text:style-name="T6">Tenda</text:span>: Can't... fill my sac anymore...</text:p>
      <text:p text:style-name="Text_20_body"><text:span text:style-name="T6">Tenda</text:span><text:span text:style-name="T5"> falls to her plot as she rubs a hoof over her 'marehood'</text:span></text:p>
      <text:p text:style-name="Text_20_body"><text:span text:style-name="T4">Watcher</text:span>: (I'm fat? :sadpie: )</text:p>
      <text:p text:style-name="Text_20_body"><text:span text:style-name="T2">Rabid</text:span><text:span text:style-name="T1"> looks down at his bandages and shakes his head</text:span></text:p>
      <text:p text:style-name="Text_20_body"><text:span text:style-name="T9">Storm</text:span>: (I'm /sure/ that was meant in the metaphorical sense, right? :berrywut: )</text:p>
      <text:p text:style-name="Text_20_body"><text:span text:style-name="T2">Rabid</text:span><text:span text:style-name="T1"> looks up and sees Tenda rubbing her marehood "but-but I can still do /something/ for you". Rabid starts kissing you before licking down your face and torso</text:span></text:p>
      <text:p text:style-name="Text_20_body"><text:span text:style-name="T6">Tenda</text:span>: L-Look, don't ... bother...</text:p>
      <text:p text:style-name="Text_20_body"><text:span text:style-name="T6">Tenda</text:span>: Or I mean, do bother... or....</text:p>
      <text:p text:style-name="Text_20_body"><text:span text:style-name="T2">Rabid</text:span><text:span text:style-name="T1"> licks down to your marehood and gently licks over it</text:span></text:p>
      <text:p text:style-name="Text_20_body"><text:span text:style-name="T9">Storm</text:span><text:span text:style-name="T8"> starts licking Watcher's chest, slowly</text:span></text:p>
      <text:p text:style-name="Text_20_body"><text:span text:style-name="T4">Watcher</text:span><text:span text:style-name="T3"> bites her lips and purrs</text:span></text:p>
      <text:p text:style-name="Text_20_body"><text:span text:style-name="T2">Rabid</text:span><text:span text:style-name="T1"> continues licking as he tentatively looks up at Tenda</text:span></text:p>
      <text:p text:style-name="Text_20_body"><text:span text:style-name="T9">Storm</text:span><text:span text:style-name="T8"> retreats lower down her body, licking at her belly now</text:span></text:p>
      <text:p text:style-name="Text_20_body"><text:span text:style-name="T4">Watcher</text:span><text:span text:style-name="T3"> lets out a quiet moan "St-Stormy..."</text:span></text:p>
      <text:p text:style-name="Text_20_body"><text:span text:style-name="T9">Storm</text:span><text:span text:style-name="T8"> lies his head on her belly, looking up at her quizzically</text:span></text:p>
      <text:p text:style-name="Text_20_body"><text:span text:style-name="T2">Rabid</text:span><text:span text:style-name="T1"> keeps licking</text:span></text:p>
      <text:p text:style-name="Text_20_body"><text:span text:style-name="T9">Storm</text:span><text:span text:style-name="T8"> resumes licking her belly</text:span></text:p>
      <text:p text:style-name="Text_20_body"><text:span text:style-name="T4">Watcher</text:span> joined the chat 11 seconds ago</text:p>
      <text:p text:style-name="Text_20_body"><text:span text:style-name="T9">Storm</text:span> joined the chat 27 seconds ago</text:p>
      <text:p text:style-name="Text_20_body"><text:span text:style-name="T4">Watcher</text:span>: Th-that tickles...</text:p>
      <text:p text:style-name="Text_20_body"><text:span text:style-name="T9">Storm</text:span>: Mhmm...</text:p>
      <text:p text:style-name="Text_20_body"><text:span text:style-name="T9">Storm</text:span><text:span text:style-name="T8"> rests his head on her belly</text:span></text:p>
      <text:p text:style-name="Text_20_body"><text:span text:style-name="T6">Tenda</text:span> was timed out 6 seconds ago</text:p>
      <text:p text:style-name="Text_20_body"><text:span text:style-name="T6">Tenda</text:span> joined the chat 27 seconds ago</text:p>
      <text:p text:style-name="Text_20_body"><text:span text:style-name="T6">Tenda</text:span>: (whoops back)</text:p>
      <text:p text:style-name="Text_20_body"><text:span text:style-name="T6">Tenda</text:span>: R-Rabid, d-don't!!</text:p>
      <text:p text:style-name="Text_20_body"><text:span text:style-name="T2">Rabid</text:span>: (no problem))</text:p>
      <text:p text:style-name="Text_20_body"><text:span text:style-name="T6">Tenda</text:span> joined the chat 8 seconds ago</text:p>
      <text:p text:style-name="Text_20_body"><text:span text:style-name="T2">Rabid</text:span><text:span text:style-name="T1"> licks again "why not?"</text:span></text:p>
      <text:p text:style-name="Text_20_body"><text:span text:style-name="T6">Tenda</text:span>: I-I... just... I don't have a good reason--?!</text:p>
      <text:p text:style-name="Text_20_body"><text:span text:style-name="T2">Rabid</text:span><text:span text:style-name="T1"> keeps licking</text:span></text:p>
      <text:p text:style-name="Text_20_body"><text:span text:style-name="T6">Tenda</text:span><text:span text:style-name="T5"> rolls to her side, faux-kicking Rabid away with her rear legs</text:span></text:p>
      <text:p text:style-name="Text_20_body"><text:span text:style-name="T6">Tenda</text:span>: Y-You're--*laughing*-- barking up the wrong tree or something! Okay!!</text:p>
      <text:p text:style-name="Text_20_body"><text:span text:style-name="T2">Rabid</text:span><text:span text:style-name="T1"> smiles up at Tenda and keeps his muzzle buried between her legs</text:span></text:p>
      <text:p text:style-name="Text_20_body"><text:span text:style-name="T6">Tenda</text:span>: Oh, I should've known you'd be a sweetheart to the last.</text:p>
      <text:p text:style-name="Text_20_body"><text:soft-page-break/><text:span text:style-name="T6">Tenda</text:span>: Ya big softie.</text:p>
      <text:p text:style-name="Text_20_body"><text:span text:style-name="T6">Tenda</text:span><text:span text:style-name="T5"> blows a raspberry at Rabid</text:span></text:p>
      <text:p text:style-name="Text_20_body"><text:span text:style-name="T2">Rabid</text:span>: Even if I can't... y'know... anymore... i can still be close to you.</text:p>
      <text:p text:style-name="Text_20_body"><text:span text:style-name="T2">Rabid</text:span><text:span text:style-name="T1"> goes back to licking</text:span></text:p>
      <text:p text:style-name="Text_20_body"><text:span text:style-name="T6">Tenda</text:span>: I... nnn, Wabby Rabid... you're going to steal all the thunder out from under my wings...</text:p>
      <text:p text:style-name="Text_20_body"><text:span text:style-name="T6">Tenda</text:span>: Just keep doing that...</text:p>
      <text:p text:style-name="Text_20_body"><text:span text:style-name="T6">Tenda</text:span><text:span text:style-name="T5"> rolls onto her back, legs splayed, cooing pleasurably</text:span></text:p>
      <text:p text:style-name="Text_20_body"><text:span text:style-name="T2">Rabid</text:span><text:span text:style-name="T1"> smiles and nods, his forehooves snaking under Tenda's thighs and resting on her belly as his muzzle buries deep as he continues licking, kissing, and gently sucking</text:span></text:p>
      <text:p text:style-name="Text_20_body"><text:span text:style-name="T9">Storm</text:span>: (( Right outside our door? :rariwat: Pretty bold and adventurous slaves! ))</text:p>
      <text:p text:style-name="Text_20_body"><text:span text:style-name="T2">Rabid</text:span>: (( :rariwat: )</text:p>
      <text:p text:style-name="Text_20_body"><text:span text:style-name="T6">Tenda</text:span>: ((I am INTENT on being discovered :rariwhat: )</text:p>
      <text:p text:style-name="Text_20_body"><text:span text:style-name="T6">Tenda</text:span>: ((... uhh, sorry about your balls, by the by &lt;_&lt; )</text:p>
      <text:p text:style-name="Text_20_body"><text:span text:style-name="T2">Rabid</text:span>: ((i am not intent on hiding :rariwat: ))</text:p>
      <text:p text:style-name="Text_20_body"><text:span text:style-name="T2">Rabid</text:span>: ((and no worries, i'm weird :crazytwi: ))</text:p>
      <text:p text:style-name="Text_20_body"><text:span text:style-name="T6">Tenda</text:span>: ((good, then lead me towards orgasm and torture both, you tempting eunuch you)</text:p>
      <text:p text:style-name="Text_20_body"><text:span text:style-name="T6">Tenda</text:span><text:span text:style-name="T5"> wraps her rear legs around Rabid, laughing lightly</text:span></text:p>
      <text:p text:style-name="Text_20_body"><text:span text:style-name="T6">Tenda</text:span>: Isn't it like, super silly though?</text:p>
      <text:p text:style-name="Text_20_body"><text:span text:style-name="T6">Tenda</text:span>: This is all a game we would have played ourselves in a week...</text:p>
      <text:p text:style-name="Text_20_body"><text:span text:style-name="T6">Tenda</text:span>: Except this time with real and admirable slavedrivers...</text:p>
      <text:p text:style-name="Text_20_body"><text:span text:style-name="T2">Rabid</text:span><text:span text:style-name="T1"> tugs on Tenda's teat "Hehe. Yea..."</text:span></text:p>
      <text:p text:style-name="Text_20_body"><text:span text:style-name="T2">Rabid</text:span>: It's almost... poetic.</text:p>
      <text:p text:style-name="Text_20_body"><text:span text:style-name="T2">Rabid</text:span><text:span text:style-name="T1"> returns his muzzle to Tenda and continues</text:span></text:p>
      <text:p text:style-name="Text_20_body"><text:span text:style-name="T6">Tenda</text:span><text:span text:style-name="T5"> squeaks, and playfully bats Rabid with a hoof</text:span></text:p>
      <text:p text:style-name="Text_20_body"><text:span text:style-name="T6">Tenda</text:span>: Almost... creepy or something, haha.</text:p>
      <text:p text:style-name="Text_20_body"><text:span text:style-name="T6">Tenda</text:span>: But at least we have one another still.</text:p>
      <text:p text:style-name="Text_20_body"><text:span text:style-name="T2">Rabid</text:span><text:span text:style-name="T1"> tugs harder with his muzzle buried</text:span></text:p>
      <text:p text:style-name="Text_20_body"><text:span text:style-name="T2">Rabid</text:span>: Thank Celestia for that.</text:p>
      <text:p text:style-name="Text_20_body"><text:span text:style-name="T6">Tenda</text:span>: Stupid power-trip-- RABID-- ...nngh..</text:p>
      <text:p text:style-name="Text_20_body"><text:span text:style-name="T6">Tenda</text:span>: I forgot what I was going to say...</text:p>
      <text:p text:style-name="Text_20_body"><text:span text:style-name="T6">Tenda</text:span><text:span text:style-name="T5"> pulls her wrapped rear hooves harder down on you</text:span></text:p>
      <text:p text:style-name="Text_20_body"><text:span text:style-name="T2">Rabid</text:span><text:span text:style-name="T1"> pushes his muzzle deeper into Tenda, his hoof rubbing her belly</text:span></text:p>
      <text:p text:style-name="Text_20_body"><text:span text:style-name="T6">Tenda</text:span>: C-Come on.. ahh...</text:p>
      <text:p text:style-name="Text_20_body"><text:span text:style-name="T6">Tenda</text:span><text:span text:style-name="T5"> smacks Rabid roughly with one of her rear hooves, over and over</text:span></text:p>
      <text:p text:style-name="Text_20_body"><text:span text:style-name="T2">Rabid</text:span><text:span text:style-name="T1"> catches the hoof kicking him and spanks her with his other hoof</text:span></text:p>
      <text:p text:style-name="Text_20_body"><text:span text:style-name="T9">Storm</text:span><text:span text:style-name="T8"> hears...noises...outside​ but decides not to investigate :rariwat:</text:span></text:p>
      <text:p text:style-name="Text_20_body"><text:span text:style-name="T6">Tenda</text:span><text:span text:style-name="T5"> yelps and then whinnies quietly</text:span></text:p>
      <text:p text:style-name="Text_20_body"><text:soft-page-break/><text:span text:style-name="T6">Tenda</text:span>: I need somepony else putting me in my place like I need a hat rack.</text:p>
      <text:p text:style-name="Text_20_body"><text:span text:style-name="T6">Tenda</text:span>: You stupid git.</text:p>
      <text:p text:style-name="Text_20_body"><text:span text:style-name="T6">Tenda</text:span><text:span text:style-name="T5"> licks the air playfully in front of Rabid</text:span></text:p>
      <text:p text:style-name="Text_20_body"><text:span text:style-name="T2">Rabid</text:span><text:span text:style-name="T1"> nibbles on Tenda's marehood</text:span></text:p>
      <text:p text:style-name="Text_20_body"><text:span text:style-name="T6">Tenda</text:span><text:span text:style-name="T5"> giggles, and pulls Rabid closer with her entwined legs</text:span></text:p>
      <text:p text:style-name="Text_20_body"><text:span text:style-name="T2">Rabid</text:span><text:span text:style-name="T1"> rubs his hoof on Tenda's marehood</text:span></text:p>
      <text:p text:style-name="Text_20_body"><text:span text:style-name="T6">Tenda</text:span>: C-Come on... she's going to trip up on us sooner or later...</text:p>
      <text:p text:style-name="Text_20_body"><text:span text:style-name="T2">Rabid</text:span><text:span text:style-name="T1"> pushes his hoof into Tenda</text:span></text:p>
      <text:p text:style-name="Text_20_body"><text:span text:style-name="T6">Tenda</text:span><text:span text:style-name="T5"> yelps, and then chirps softly</text:span></text:p>
      <text:p text:style-name="Text_20_body"><text:span text:style-name="T6">Tenda</text:span>: Y-You got my meaning..</text:p>
      <text:p text:style-name="Text_20_body"><text:span text:style-name="T6">Tenda</text:span><text:span text:style-name="T5"> weakly laughs</text:span></text:p>
      <text:p text:style-name="Text_20_body"><text:span text:style-name="T2">Rabid</text:span><text:span text:style-name="T1"> giggles and he starts hoofing you</text:span></text:p>
      <text:p text:style-name="Text_20_body"><text:span text:style-name="T6">Tenda</text:span>: UN-may-maybe you.. Rabid!-- maybe you.. let's not get caught... doing.. nn, keep doing that..</text:p>
      <text:p text:style-name="Text_20_body"><text:span text:style-name="T6">Tenda</text:span><text:span text:style-name="T5"> drags you closer with her locked hooves, straining her neck to lick your muzzle while it's in reach</text:span></text:p>
      <text:p text:style-name="Text_20_body"><text:span text:style-name="T2">Rabid</text:span><text:span text:style-name="T1"> kisses the inside of your thigh as he hooves a little deeper</text:span></text:p>
      <text:p text:style-name="Text_20_body"><text:span text:style-name="T2">Rabid</text:span><text:span text:style-name="T1"> licks your muzzle</text:span></text:p>
      <text:p text:style-name="Text_20_body"><text:span text:style-name="T2">Rabid</text:span><text:span text:style-name="T1"> starts twisting his hoof around as he moves it back and forth</text:span></text:p>
      <text:p text:style-name="Text_20_body"><text:span text:style-name="T9">Storm</text:span>: &gt;​.&gt;​</text:p>
      <text:p text:style-name="Text_20_body"><text:span text:style-name="T9">Storm</text:span><text:span text:style-name="T8"> rolls off Watcher and the bed, finally suspicious</text:span></text:p>
      <text:p text:style-name="Text_20_body"><text:span text:style-name="T6">Tenda</text:span><text:span text:style-name="T5"> begins moaning loudly</text:span></text:p>
      <text:p text:style-name="Text_20_body"><text:span text:style-name="T9">Storm</text:span><text:span text:style-name="T8"> definitely heard /that/ :hurrr:</text:span></text:p>
      <text:p text:style-name="Text_20_body"><text:span text:style-name="T9">Storm</text:span><text:span text:style-name="T8"> slides over to the door, pressing his hear against it</text:span></text:p>
      <text:p text:style-name="Text_20_body"><text:span text:style-name="T2">Rabid</text:span><text:span text:style-name="T1"> hoofs faster</text:span></text:p>
      <text:p text:style-name="Text_20_body"><text:span text:style-name="T4">Watcher</text:span> joined the chat </text:p>
      <text:p text:style-name="Text_20_body"><text:span text:style-name="T6">Tenda</text:span>: C'CMON RABID, FINISH WHAT YOU STARTED!</text:p>
      <text:p text:style-name="Text_20_body"><text:span text:style-name="T6">Tenda</text:span>: MAKE ME FEEL LIKE YOU'RE STILL A STALLION!</text:p>
      <text:p text:style-name="Text_20_body"><text:span text:style-name="T9">Storm</text:span><text:span text:style-name="T8"> unlocks the door and swings it open</text:span></text:p>
      <text:p text:style-name="Text_20_body"><text:span text:style-name="T2">Rabid</text:span><text:span text:style-name="T1"> puts his mouth over the top of Tenda's marehood and hooves very quickly, twisting it all about</text:span></text:p>
      <text:p text:style-name="Text_20_body"><text:span text:style-name="T6">Tenda</text:span>: N-nngh!</text:p>
      <text:p text:style-name="Text_20_body"><text:span text:style-name="T6">Tenda</text:span>: ..S-Storm!! MASTER!</text:p>
      <text:p text:style-name="Text_20_body"><text:span text:style-name="T9">Storm</text:span><text:span text:style-name="T8"> stares down at them both</text:span></text:p>
      <text:p text:style-name="Text_20_body"><text:span text:style-name="T9">Storm</text:span>: HAVE YOU NO SHAME!?</text:p>
      <text:p text:style-name="Text_20_body"><text:span text:style-name="T6">Tenda</text:span><text:span text:style-name="T5"> roughly tries to shove Rabid away</text:span></text:p>
      <text:p text:style-name="Text_20_body"><text:span text:style-name="T9">Storm</text:span>: ...</text:p>
      <text:p text:style-name="Text_20_body"><text:span text:style-name="T9">Storm</text:span>: I didn't say "Stop"... :popcorn:</text:p>
      <text:p text:style-name="Text_20_body"><text:soft-page-break/><text:span text:style-name="T2">Rabid</text:span><text:span text:style-name="T1"> quickly pulls back away from Tenda</text:span></text:p>
      <text:p text:style-name="Text_20_body"><text:span text:style-name="T4">Watcher</text:span>: Whats going on Sto- Oh my Celestia!</text:p>
      <text:p text:style-name="Text_20_body"><text:span text:style-name="T6">Tenda</text:span>: ...unnh...</text:p>
      <text:p text:style-name="Text_20_body"><text:span text:style-name="T2">Rabid</text:span>: uhhhhh...</text:p>
      <text:p text:style-name="Text_20_body"><text:span text:style-name="T9">Storm</text:span>: ...</text:p>
      <text:p text:style-name="Text_20_body"><text:span text:style-name="T6">Tenda</text:span>: ...</text:p>
      <text:p text:style-name="Text_20_body"><text:span text:style-name="T2">Rabid</text:span>: ...</text:p>
      <text:p text:style-name="Text_20_body"><text:span text:style-name="T4">Watcher</text:span>: ...</text:p>
      <text:p text:style-name="Text_20_body"><text:span text:style-name="T6">Tenda</text:span><text:span text:style-name="T5"> scoots herself closer on the floor to Rabid</text:span></text:p>
      <text:p text:style-name="Text_20_body"><text:span text:style-name="T9">Storm</text:span>: (MFW <text:a xlink:type="simple" xlink:href="http://www.youtube.com/watch?v=37OWL7AzvHo" office:target-frame-name="_BLANK" xlink:show="replace">http://www.youtube.com/watch?v=37OWL7AzvHo</text:a> )</text:p>
      <text:p text:style-name="Text_20_body"><text:span text:style-name="T2">Rabid</text:span><text:span text:style-name="T1"> moves back toward Tenda</text:span></text:p>
      <text:p text:style-name="Text_20_body"><text:span text:style-name="T6">Tenda</text:span>: ..c-can.. we have some privacy..</text:p>
      <text:p text:style-name="Text_20_body"><text:span text:style-name="T9">Storm</text:span>: ...</text:p>
      <text:p text:style-name="Text_20_body"><text:span text:style-name="T2">Rabid</text:span>: P-Please?</text:p>
      <text:p text:style-name="Text_20_body"><text:span text:style-name="T9">Storm</text:span>: If you want privacy, why would you do that in front of our door?</text:p>
      <text:p text:style-name="Text_20_body"><text:span text:style-name="T6">Tenda</text:span>: ...lust?</text:p>
      <text:p text:style-name="Text_20_body"><text:span text:style-name="T9">Storm</text:span>: ...</text:p>
      <text:p text:style-name="Text_20_body"><text:span text:style-name="T9">Storm</text:span><text:span text:style-name="T8"> leans against the door, watching them expectantly</text:span></text:p>
      <text:p text:style-name="Text_20_body"><text:span text:style-name="T2">Rabid</text:span>: uh... heat of the moment?</text:p>
      <text:p text:style-name="Text_20_body"><text:span text:style-name="T6">Tenda</text:span><text:span text:style-name="T5"> groans, and unwraps her legs from around Rabid</text:span></text:p>
      <text:p text:style-name="Text_20_body"><text:span text:style-name="T9">Storm</text:span>: Go on... :good:</text:p>
      <text:p text:style-name="Text_20_body"><text:span text:style-name="T6">Tenda</text:span>: I'm not going to let him for your pleasure!</text:p>
      <text:p text:style-name="Text_20_body"><text:span text:style-name="T2">Rabid</text:span><text:span text:style-name="T1"> looks up to Tenda</text:span></text:p>
      <text:p text:style-name="Text_20_body"><text:span text:style-name="T4">Watcher</text:span>: I- I think I'm going to throw up...</text:p>
      <text:p text:style-name="Text_20_body"><text:span text:style-name="T6">Tenda</text:span>: Go rot in a log somewhere!</text:p>
      <text:p text:style-name="Text_20_body"><text:span text:style-name="T2">Rabid</text:span><text:span text:style-name="T1"> pulls back from Tenda</text:span></text:p>
      <text:p text:style-name="Text_20_body"><text:span text:style-name="T9">Storm</text:span>: ...</text:p>
      <text:p text:style-name="Text_20_body"><text:span text:style-name="T9">Storm</text:span>: Say that again.</text:p>
      <text:p text:style-name="Text_20_body"><text:span text:style-name="T6">Tenda</text:span>: ...go rot in a log somewhere,.. master?</text:p>
      <text:p text:style-name="Text_20_body"><text:span text:style-name="T2">Rabid</text:span>: Te-Tenda... maybe you shouldn't...</text:p>
      <text:p text:style-name="Text_20_body"><text:span text:style-name="T9">Storm</text:span><text:span text:style-name="T8"> zaps the floor in front of her with a small burst of lightning</text:span></text:p>
      <text:p text:style-name="Text_20_body"><text:span text:style-name="T6">Tenda</text:span><text:span text:style-name="T5"> whimpers, and hastily wraps her rear legs around Rabid again</text:span></text:p>
      <text:p text:style-name="Text_20_body"><text:span text:style-name="T6">Tenda</text:span>: LET'S ALL CALM DOWN.</text:p>
      <text:p text:style-name="Text_20_body"><text:span text:style-name="T2">Rabid</text:span><text:span text:style-name="T1"> moves back to Tenda</text:span></text:p>
      <text:p text:style-name="Text_20_body"><text:span text:style-name="T9">Storm</text:span>: Yes, let's.</text:p>
      <text:p text:style-name="Text_20_body"><text:span text:style-name="T2">Rabid</text:span>: I-If it pleases... Master...</text:p>
      <text:p text:style-name="Text_20_body"><text:span text:style-name="T6">Tenda</text:span>: Yes... for his stupid satisfaction...</text:p>
      <text:p text:style-name="Text_20_body"><text:soft-page-break/><text:span text:style-name="T2">Rabid</text:span><text:span text:style-name="T1"> puts his muzzle back between Tenda's legs reluctantly and continues licking</text:span></text:p>
      <text:p text:style-name="Text_20_body"><text:span text:style-name="T6">Tenda</text:span><text:span text:style-name="T5"> continues glaring at Storm as her hips begin rocking beneath Rabid's attentions</text:span></text:p>
      <text:p text:style-name="Text_20_body"><text:span text:style-name="T4">Watcher</text:span><text:span text:style-name="T3"> runs to the bathroom and pukes</text:span></text:p>
      <text:p text:style-name="Text_20_body"><text:span text:style-name="T6">Tenda</text:span>: ...I think mistress is... *giggles*, hold on!-- I think we upset mistress..</text:p>
      <text:p text:style-name="Text_20_body"><text:span text:style-name="T9">Storm</text:span><text:span text:style-name="T8"> glares down at Tenda, smirking almost victoriously</text:span></text:p>
      <text:p text:style-name="Text_20_body"><text:span text:style-name="T6">Tenda</text:span><text:span text:style-name="T5"> clears her throat and attempts to continue glaring at Storm</text:span></text:p>
      <text:p text:style-name="Text_20_body"><text:span text:style-name="T2">Rabid</text:span><text:span text:style-name="T1"> returns his hoof and rubs it along Tenda's marehood before pushing it back in</text:span></text:p>
      <text:p text:style-name="Text_20_body"><text:span text:style-name="T6">Tenda</text:span><text:span text:style-name="T5"> yelps o-o;;</text:span></text:p>
      <text:p text:style-name="Text_20_body"><text:span text:style-name="T6">Tenda</text:span>: Rabid--Stor--Master...</text:p>
      <text:p text:style-name="Text_20_body"><text:span text:style-name="T6">Tenda</text:span>: You're...</text:p>
      <text:p text:style-name="Text_20_body"><text:span text:style-name="T6">Tenda</text:span>: You're lucky this is so CONFUSING...</text:p>
      <text:p text:style-name="Text_20_body"><text:span text:style-name="T9">Storm</text:span><text:span text:style-name="T8"> is oddly satisfied to be included in the yelling of names :good:</text:span></text:p>
      <text:p text:style-name="Text_20_body"><text:span text:style-name="T4">Watcher</text:span><text:span text:style-name="T3"> comes out of the bathroom and sighs loudly</text:span></text:p>
      <text:p text:style-name="Text_20_body"><text:span text:style-name="T2">Rabid</text:span><text:span text:style-name="T1"> slowly builds speed with his hoof until its moving just the same as before he and Tenda were caught</text:span></text:p>
      <text:p text:style-name="Text_20_body"><text:span text:style-name="T9">Storm</text:span>: Yes, what is it, Watcher?</text:p>
      <text:p text:style-name="Text_20_body"><text:span text:style-name="T9">Storm</text:span><text:span text:style-name="T8"> keeps his eyes fixed on Tenda, glaring down at her</text:span></text:p>
      <text:p text:style-name="Text_20_body"><text:span text:style-name="T4">Watcher</text:span>: Watching /them/... Disgusting...</text:p>
      <text:p text:style-name="Text_20_body"><text:span text:style-name="T4">Watcher</text:span>: (brb)</text:p>
      <text:p text:style-name="Text_20_body"><text:span text:style-name="T6">Tenda</text:span>: D-Disgusting? Really?</text:p>
      <text:p text:style-name="Text_20_body"><text:span text:style-name="T6">Tenda</text:span>: Like BREAKING Rabid... wasn't...</text:p>
      <text:p text:style-name="Text_20_body"><text:span text:style-name="T9">Storm</text:span>: :berrywut: As if that's the most disgusting thing we've done with them.</text:p>
      <text:p text:style-name="Text_20_body"><text:span text:style-name="T2">Rabid</text:span><text:span text:style-name="T1"> whimpers into Tenda's thigh</text:span></text:p>
      <text:p text:style-name="Text_20_body"><text:span text:style-name="T9">Storm</text:span>: or...to them.</text:p>
      <text:p text:style-name="Text_20_body"><text:span text:style-name="T6">Tenda</text:span>: Shuddap, Storm!</text:p>
      <text:p text:style-name="Text_20_body"><text:span text:style-name="T9">Storm</text:span>: Make me, Serva!</text:p>
      <text:p text:style-name="Text_20_body"><text:span text:style-name="T6">Tenda</text:span><text:span text:style-name="T5"> holds Rabid closer to her</text:span></text:p>
      <text:p text:style-name="Text_20_body"><text:span text:style-name="T6">Tenda</text:span>: I... will do so on a later occasion.</text:p>
      <text:p text:style-name="Text_20_body"><text:span text:style-name="T9">Storm</text:span>: Is that a threat?</text:p>
      <text:p text:style-name="Text_20_body"><text:span text:style-name="T9">Storm</text:span>: or a promise?</text:p>
      <text:p text:style-name="Text_20_body"><text:span text:style-name="T6">Tenda</text:span>: It's both, okay?!</text:p>
      <text:p text:style-name="Text_20_body"><text:span text:style-name="T9">Storm</text:span><text:span text:style-name="T8"> steps closer</text:span></text:p>
      <text:p text:style-name="Text_20_body"><text:span text:style-name="T6">Tenda</text:span>: AND THEN SOM--</text:p>
      <text:p text:style-name="Text_20_body"><text:span text:style-name="T6">Tenda</text:span>: ...something.</text:p>
      <text:p text:style-name="Text_20_body"><text:span text:style-name="T2">Rabid</text:span><text:span text:style-name="T1"> is still hoofing tenda</text:span></text:p>
      <text:p text:style-name="Text_20_body"><text:span text:style-name="T9">Storm</text:span>: Perhaps our last...lesson...wasn't thorough enough, hmm?</text:p>
      <text:p text:style-name="Text_20_body"><text:span text:style-name="T6">Tenda</text:span>: R-Rabid! RABID!</text:p>
      <text:p text:style-name="Text_20_body"><text:soft-page-break/><text:span text:style-name="T6">Tenda</text:span>: SHUT UP FOR A SECOND!</text:p>
      <text:p text:style-name="Text_20_body"><text:span text:style-name="T6">Tenda</text:span>: M-Master, look.. no, it was it was it was...</text:p>
      <text:p text:style-name="Text_20_body"><text:span text:style-name="T6">Tenda</text:span>: I'm sorry I'm sorry, whatever..</text:p>
      <text:p text:style-name="Text_20_body"><text:span text:style-name="T6">Tenda</text:span>: Just.. do me a solid and let it slide, okay?</text:p>
      <text:p text:style-name="Text_20_body"><text:span text:style-name="T9">Storm</text:span>: Mhmm.../suuuuure/</text:p>
      <text:p text:style-name="Text_20_body"><text:span text:style-name="T6">Tenda</text:span>: C'MONDOTHAT.</text:p>
      <text:p text:style-name="Text_20_body"><text:span text:style-name="T9">Storm</text:span><text:span text:style-name="T8"> goes back to leaning on the doorframe</text:span></text:p>
      <text:p text:style-name="Text_20_body"><text:span text:style-name="T6">Tenda</text:span><text:span text:style-name="T5"> stares sadly at Storm</text:span></text:p>
      <text:p text:style-name="Text_20_body"><text:span text:style-name="T9">Storm</text:span>: I'll let this slide for once, given your current...situation...</text:p>
      <text:p text:style-name="Text_20_body"><text:span text:style-name="T6">Tenda</text:span>: T-Thanks...</text:p>
      <text:p text:style-name="Text_20_body"><text:span text:style-name="T6">Tenda</text:span>: You're a real hero...</text:p>
      <text:p text:style-name="Text_20_body"><text:span text:style-name="T2">Rabid</text:span><text:span text:style-name="T1"> calms down as Storm steps back and begins nibbling and licking on Tenda's marehood as he hooves, turning and pistoning his hoof</text:span></text:p>
      <text:p text:style-name="Text_20_body"><text:span text:style-name="T9">Storm</text:span>: But you'll have to...make it up to me.</text:p>
      <text:p text:style-name="Text_20_body"><text:span text:style-name="T6">Tenda</text:span><text:span text:style-name="T5"> frantically bats at Rabid while she nods at Storm</text:span></text:p>
      <text:p text:style-name="Text_20_body"><text:span text:style-name="T6">Tenda</text:span>: FINEWE'REOGOOD.</text:p>
      <text:p text:style-name="Text_20_body"><text:span text:style-name="T2">Rabid</text:span><text:span text:style-name="T1"> continues his efforts despite Tenda's batting</text:span></text:p>
      <text:p text:style-name="Text_20_body"><text:span text:style-name="T6">Tenda</text:span><text:span text:style-name="T5"> whinnies and spits in Storm's direction, before pulling her hooves back to the increasingly-heavy flow of glue-like fluids from her nether regions</text:span></text:p>
      <text:p text:style-name="Text_20_body"><text:span text:style-name="T6">Tenda</text:span>: O-O-Okay, Rabid, you g-gave him his show... eh-heh... c'mon let's get off now....</text:p>
      <text:p text:style-name="Text_20_body"><text:span text:style-name="T2">Rabid</text:span><text:span text:style-name="T1"> continues moving his hoof, though it slowly slightly in the fluid</text:span></text:p>
      <text:p text:style-name="Text_20_body"><text:span text:style-name="T6">Tenda</text:span><text:span text:style-name="T5"> whimpers</text:span></text:p>
      <text:p text:style-name="Text_20_body"><text:span text:style-name="T2">Rabid</text:span>: O-Okay.</text:p>
      <text:p text:style-name="Text_20_body"><text:span text:style-name="T4">Watcher</text:span> joined the chat </text:p>
      <text:p text:style-name="Text_20_body"><text:span text:style-name="T2">Rabid</text:span><text:span text:style-name="T1"> pulls his hoof out of Tenda, with a bit of needed force</text:span></text:p>
      <text:p text:style-name="Text_20_body"><text:span text:style-name="T6">Tenda</text:span><text:span text:style-name="T5"> groans, and lies flat on the floor with a quiet wet smack</text:span></text:p>
      <text:p text:style-name="Text_20_body"><text:span text:style-name="T9">Storm</text:span>: Quite a show...</text:p>
      <text:p text:style-name="Text_20_body"><text:span text:style-name="T6">Tenda</text:span>: I'm sure...</text:p>
      <text:p text:style-name="Text_20_body"><text:span text:style-name="T2">Rabid</text:span><text:span text:style-name="T1"> crawls up beside tenda and holds her as he looks up at Storm</text:span></text:p>
      <text:p text:style-name="Text_20_body"><text:span text:style-name="T4">Watcher</text:span>: Sure... &gt;​.&gt;​</text:p>
      <text:p text:style-name="Text_20_body"><text:span text:style-name="T6">Tenda</text:span><text:span text:style-name="T5"> weakly wraps a leg around Rabid</text:span></text:p>
      <text:p text:style-name="Text_20_body"><text:span text:style-name="T6">Tenda</text:span>: So uh.... we're good?</text:p>
      <text:p text:style-name="Text_20_body"><text:span text:style-name="T9">Storm</text:span>: ...</text:p>
      <text:p text:style-name="Text_20_body"><text:span text:style-name="T9">Storm</text:span>: For now.</text:p>
      <text:p text:style-name="Text_20_body"><text:span text:style-name="T6">Tenda</text:span>: Right... I owe you one. :wtf:</text:p>
      <text:p text:style-name="Text_20_body"><text:span text:style-name="T4">Watcher</text:span><text:span text:style-name="T3"> lays back down in her bed :applebelch:</text:span></text:p>
      <text:p text:style-name="Text_20_body"><text:span text:style-name="T9">Storm</text:span>: Yeah, you do... :good:</text:p>
      <text:p text:style-name="Text_20_body"><text:soft-page-break/><text:span text:style-name="T6">Tenda</text:span>: Oh, quit gloating. Like it makes a difference in this shitty situation.</text:p>
      <text:p text:style-name="Text_20_body"><text:span text:style-name="T9">Storm</text:span>: Oh, it makes all the difference...</text:p>
      <text:p text:style-name="Text_20_body"><text:span text:style-name="T2">Rabid</text:span><text:span text:style-name="T1"> tries to make himself as small as possible as he clings to Tenda</text:span></text:p>
      <text:p text:style-name="Text_20_body"><text:span text:style-name="T9">Storm</text:span><text:span text:style-name="T8"> mutters "to me".</text:span></text:p>
      <text:p text:style-name="Text_20_body"><text:span text:style-name="T9">Storm</text:span>: Now return to your room.</text:p>
      <text:p text:style-name="Text_20_body"><text:span text:style-name="T6">Tenda</text:span>: We have a room?</text:p>
      <text:p text:style-name="Text_20_body"><text:span text:style-name="T9">Storm</text:span>: :notimpressed:</text:p>
      <text:p text:style-name="Text_20_body"><text:span text:style-name="T9">Storm</text:span>: Rabid's room. :hurrr:</text:p>
      <text:p text:style-name="Text_20_body"><text:span text:style-name="T6">Tenda</text:span>: ...Rabid got a room?!</text:p>
      <text:p text:style-name="Text_20_body"><text:span text:style-name="T2">Rabid</text:span>: M-My room?</text:p>
      <text:p text:style-name="Text_20_body"><text:span text:style-name="T2">Rabid</text:span><text:span text:style-name="T1"> whimpers</text:span></text:p>
      <text:p text:style-name="Text_20_body"><text:span text:style-name="T9">Storm</text:span>: The one he so...thoroughly...used the other day.</text:p>
      <text:p text:style-name="Text_20_body"><text:span text:style-name="T6">Tenda</text:span><text:span text:style-name="T5"> turns to glare at Rabid</text:span></text:p>
      <text:p text:style-name="Text_20_body"><text:span text:style-name="T6">Tenda</text:span>: ...wait.</text:p>
      <text:p text:style-name="Text_20_body"><text:span text:style-name="T6">Tenda</text:span><text:span text:style-name="T5"> turns back to Storm</text:span></text:p>
      <text:p text:style-name="Text_20_body"><text:span text:style-name="T2">Rabid</text:span>: Plea-Please don't make me go back Master.</text:p>
      <text:p text:style-name="Text_20_body"><text:span text:style-name="T6">Tenda</text:span>: So we get to share a room now?</text:p>
      <text:p text:style-name="Text_20_body"><text:span text:style-name="T9">Storm</text:span>: As a matter of necessity.</text:p>
      <text:p text:style-name="Text_20_body"><text:span text:style-name="T9">Storm</text:span>: I don't want you two rutting near /my/ bed...</text:p>
      <text:p text:style-name="Text_20_body"><text:span text:style-name="T9">Storm</text:span>: or /my/ couch.</text:p>
      <text:p text:style-name="Text_20_body"><text:span text:style-name="T9">Storm</text:span>: or on the floor.</text:p>
      <text:p text:style-name="Text_20_body"><text:span text:style-name="T6">Tenda</text:span><text:span text:style-name="T5"> growls</text:span></text:p>
      <text:p text:style-name="Text_20_body"><text:span text:style-name="T9">Storm</text:span>: or...anywhere, really.</text:p>
      <text:p text:style-name="Text_20_body"><text:span text:style-name="T6">Tenda</text:span>: Of course not.</text:p>
      <text:p text:style-name="Text_20_body"><text:span text:style-name="T9">Storm</text:span>: Now...go.</text:p>
      <text:p text:style-name="Text_20_body"><text:span text:style-name="T2">Rabid</text:span>: Don't-Don't make me go back to that room.</text:p>
      <text:p text:style-name="Text_20_body"><text:span text:style-name="T6">Tenda</text:span>: ...is there a problem with this room?!</text:p>
      <text:p text:style-name="Text_20_body"><text:span text:style-name="T9">Storm</text:span>: I am making you go back.</text:p>
      <text:p text:style-name="Text_20_body"><text:span text:style-name="T6">Tenda</text:span>: HOLD ON, I DON'T WANT A SHITTY ROOM.</text:p>
      <text:p text:style-name="Text_20_body"><text:span text:style-name="T9">Storm</text:span>: OH EXCUSE ME</text:p>
      <text:p text:style-name="Text_20_body"><text:span text:style-name="T2">Rabid</text:span>: But-But-That's where-Mistress--</text:p>
      <text:p text:style-name="Text_20_body"><text:span text:style-name="T9">Storm</text:span>: I DIDN'T KNOW WE HAD A PRINCESS HERE</text:p>
      <text:p text:style-name="Text_20_body"><text:span text:style-name="T9">Storm</text:span><text:span text:style-name="T8"> mockingly bows to Tenda</text:span></text:p>
      <text:p text:style-name="Text_20_body"><text:span text:style-name="T9">Storm</text:span>: WHERE ARE MY MANNERS?</text:p>
      <text:p text:style-name="Text_20_body"><text:span text:style-name="T2">Rabid</text:span><text:span text:style-name="T1"> trails off whining</text:span></text:p>
      <text:p text:style-name="Text_20_body"><text:span text:style-name="T6">Tenda</text:span><text:span text:style-name="T5"> grumbles</text:span></text:p>
      <text:p text:style-name="Text_20_body"><text:span text:style-name="T6">Tenda</text:span>: Y-You better bow, you lofty tower of... right...</text:p>
      <text:p text:style-name="Text_20_body"><text:soft-page-break/><text:span text:style-name="T4">Watcher</text:span><text:span text:style-name="T3"> thinks to herself :crazytwi:</text:span></text:p>
      <text:p text:style-name="Text_20_body"><text:span text:style-name="T9">Storm</text:span>: Now go to your room.</text:p>
      <text:p text:style-name="Text_20_body"><text:span text:style-name="T6">Tenda</text:span>: RABID, take us to our room!</text:p>
      <text:p text:style-name="Text_20_body"><text:span text:style-name="T6">Tenda</text:span>: Do like the tall buckwheat commands!</text:p>
      <text:p text:style-name="Text_20_body"><text:span text:style-name="T2">Rabid</text:span><text:span text:style-name="T1"> slowly and shakily leads Tenda to his, now our, room, where he was tortured. Rabid pushes open the door, revealing the bloodstained wood floor and still overturned chair and loose ropes on the floor</text:span></text:p>
      <text:p text:style-name="Text_20_body"><text:span text:style-name="T6">Tenda</text:span>: ...right.</text:p>
      <text:p text:style-name="Text_20_body"><text:span text:style-name="T6">Tenda</text:span>: Let's... just push all of this aside. :nnghaloo:</text:p>
      <text:p text:style-name="Text_20_body"><text:span text:style-name="T2">Rabid</text:span><text:span text:style-name="T1"> presses himself against the wall whimpering</text:span></text:p>
      <text:p text:style-name="Text_20_body"><text:span text:style-name="T6">Tenda</text:span>: Can we just hurry up and hug for as long as we can before one of them comes and pulls us away to mutilate us?</text:p>
      <text:p text:style-name="Text_20_body"><text:span text:style-name="T6">Tenda</text:span>: No? You want to hide?</text:p>
      <text:p text:style-name="Text_20_body"><text:span text:style-name="T6">Tenda</text:span>: Yeahwhatever.</text:p>
      <text:p text:style-name="Text_20_body"><text:span text:style-name="T6">Tenda</text:span><text:span text:style-name="T5"> shoves the chair aside, and plops down on the floor</text:span></text:p>
      <text:p text:style-name="Text_20_body"><text:span text:style-name="T2">Rabid</text:span>: I-I'm sorry.</text:p>
      <text:p text:style-name="Text_20_body"><text:span text:style-name="T9">Storm</text:span>: *there's only one bed in that room; make of that what you will*</text:p>
      <text:p text:style-name="Text_20_body"><text:span text:style-name="T2">Rabid</text:span><text:span text:style-name="T1"> kicks the rope away and adjacent to Tenda and hugs her.</text:span></text:p>
      <text:p text:style-name="Text_20_body"><text:span text:style-name="T6">Tenda</text:span><text:span text:style-name="T5"> grabs Rabid and squeezes him close to her</text:span></text:p>
      <text:p text:style-name="Text_20_body"><text:span text:style-name="T6">Tenda</text:span>: pleasedon'tletwhathappen​edtoyouhappentome</text:p>
      <text:p text:style-name="Text_20_body"><text:span text:style-name="T2">Rabid</text:span><text:span text:style-name="T1"> hugs and squeezes Tenda</text:span></text:p>
      <text:p text:style-name="Text_20_body"><text:span text:style-name="T2">Rabid</text:span>: i'lldoeverythingicantopr​eventit</text:p>
      <text:p text:style-name="Text_20_body"><text:span text:style-name="T6">Tenda</text:span>: notifyouloseanythingelse​ :wtf:</text:p>
      <text:p text:style-name="Text_20_body"><text:span text:style-name="T2">Rabid</text:span><text:span text:style-name="T1"> grimaces</text:span></text:p>
      <text:p text:style-name="Text_20_body"><text:span text:style-name="T4">Watcher</text:span><text:span text:style-name="T3"> rolls around a bit crazily in the bed</text:span></text:p>
      <text:p text:style-name="Text_20_body"><text:span text:style-name="T9">Storm</text:span><text:span text:style-name="T8"> shuts the door, locks it and crawls back onto the bed</text:span></text:p>
      <text:p text:style-name="Text_20_body"><text:span text:style-name="T9">Storm</text:span>: O-O</text:p>
      <text:p text:style-name="Text_20_body"><text:span text:style-name="T9">Storm</text:span>: You okay there, hon?</text:p>
      <text:p text:style-name="Text_20_body"><text:span text:style-name="T2">Rabid</text:span><text:span text:style-name="T1"> stands up and takes off his bandages, throwing them in the corner before returning to hug Tenda</text:span></text:p>
      <text:p text:style-name="Text_20_body"><text:span text:style-name="T6">Tenda</text:span>: P-Please don't get hurt anymore like that..</text:p>
      <text:p text:style-name="Text_20_body"><text:span text:style-name="T6">Tenda</text:span><text:span text:style-name="T5"> squeezes Rabid tight</text:span></text:p>
      <text:p text:style-name="Text_20_body"><text:span text:style-name="T2">Rabid</text:span>: I-I don't want to any more than you</text:p>
      <text:p text:style-name="Text_20_body"><text:span text:style-name="T2">Rabid</text:span><text:span text:style-name="T1"> squeezes Tenda tight</text:span></text:p>
      <text:p text:style-name="Text_20_body"><text:span text:style-name="T6">Tenda</text:span>: YEAH, but like... imagine if I was stuck here without you!</text:p>
      <text:p text:style-name="Text_20_body"><text:span text:style-name="T6">Tenda</text:span>: So... stick around, right?</text:p>
      <text:p text:style-name="Text_20_body"><text:span text:style-name="T6">Tenda</text:span>: Don't die?</text:p>
      <text:p text:style-name="Text_20_body"><text:span text:style-name="T2">Rabid</text:span><text:span text:style-name="T1"> looks over Tenda's shoulder "There's... only one bed... Do you want to share? Or do you </text:span><text:soft-page-break/><text:span text:style-name="T1">want it.. I can sleep on the floor..."</text:span></text:p>
      <text:p text:style-name="Text_20_body"><text:span text:style-name="T4">Watcher</text:span>: Oh, I'm perfectly ok :crazytwi:</text:p>
      <text:p text:style-name="Text_20_body"><text:span text:style-name="T2">Rabid</text:span><text:span text:style-name="T1"> hugs Tenda tight "As long as I have a breath in my body I'll be fighting my way to get back to you"</text:span></text:p>
      <text:p text:style-name="Text_20_body"><text:span text:style-name="T6">Tenda</text:span>: NO. Nobody sleeps on the floor unless it's me.</text:p>
      <text:p text:style-name="Text_20_body"><text:span text:style-name="T6">Tenda</text:span>: You... deserve the bed more than me right now. You have the high score.</text:p>
      <text:p text:style-name="Text_20_body"><text:span text:style-name="T6">Tenda</text:span>: So it's you or both of us.</text:p>
      <text:p text:style-name="Text_20_body"><text:span text:style-name="T2">Rabid</text:span>: I'm not letting you sleep on the floor.</text:p>
      <text:p text:style-name="Text_20_body"><text:span text:style-name="T2">Rabid</text:span>: So I guess its both of us.</text:p>
      <text:p text:style-name="Text_20_body"><text:span text:style-name="T9">Storm</text:span>: You sure?</text:p>
      <text:p text:style-name="Text_20_body"><text:span text:style-name="T9">Storm</text:span><text:span text:style-name="T8"> pets Watcher</text:span></text:p>
      <text:p text:style-name="Text_20_body"><text:span text:style-name="T6">Tenda</text:span>: I guess.</text:p>
      <text:p text:style-name="Text_20_body"><text:span text:style-name="T6">Tenda</text:span><text:span text:style-name="T5"> licks your muzzle</text:span></text:p>
      <text:p text:style-name="Text_20_body"><text:span text:style-name="T2">Rabid</text:span><text:span text:style-name="T1"> licks your muzzle back</text:span></text:p>
      <text:p text:style-name="Text_20_body"><text:span text:style-name="T6">Tenda</text:span>: Let's just hope the crazy bitch doesn't take it too hard.</text:p>
      <text:p text:style-name="Text_20_body"><text:span text:style-name="T6">Tenda</text:span>: Storm seemed alright.</text:p>
      <text:p text:style-name="Text_20_body"><text:span text:style-name="T2">Rabid</text:span>: I'm worried about what he might make you do for your... favor.</text:p>
      <text:p text:style-name="Text_20_body"><text:span text:style-name="T9">Storm</text:span> joined the chat </text:p>
      <text:p text:style-name="Text_20_body"><text:span text:style-name="T6">Tenda</text:span>: I'm... really not trying to think about that. :wtf:</text:p>
      <text:p text:style-name="Text_20_body"><text:span text:style-name="T2">Rabid</text:span>: let's... let's just get into bed and cuddle for a while and see if we can't get at least a little rest</text:p>
      <text:p text:style-name="Text_20_body"><text:span text:style-name="T6">Tenda</text:span>: Haha.. that sounds good to me.</text:p>
      <text:p text:style-name="Text_20_body"><text:span text:style-name="T4">Watcher</text:span><text:span text:style-name="T3"> twitches a bit "Just thinking... For tomorrow."</text:span></text:p>
      <text:p text:style-name="Text_20_body"><text:span text:style-name="T6">Tenda</text:span>: And rest easy, okay?</text:p>
      <text:p text:style-name="Text_20_body"><text:span text:style-name="T6">Tenda</text:span>: I'm sure that they're going to be ripping me away instead of you this time.</text:p>
      <text:p text:style-name="Text_20_body"><text:span text:style-name="T2">Rabid</text:span><text:span text:style-name="T1"> nuzzles tenda the whole way to the bed</text:span></text:p>
      <text:p text:style-name="Text_20_body"><text:span text:style-name="T6">Tenda</text:span>: You get to take a break.</text:p>
      <text:p text:style-name="Text_20_body"><text:span text:style-name="T6">Tenda</text:span><text:span text:style-name="T5"> gives Rabid another lick as they nestle in</text:span></text:p>
      <text:p text:style-name="Text_20_body"><text:span text:style-name="T9">Storm</text:span>: Oh...?</text:p>
      <text:p text:style-name="Text_20_body"><text:span text:style-name="T9">Storm</text:span>: What'cha got planned for tomorrow, hon?</text:p>
      <text:p text:style-name="Text_20_body"><text:span text:style-name="T2">Rabid</text:span><text:span text:style-name="T1"> pulls the covers back and pats the bed "Hop up. You get on the far side, I'll stay between you and the door."</text:span></text:p>
      <text:p text:style-name="Text_20_body"><text:span text:style-name="T6">Tenda</text:span><text:span text:style-name="T5"> laughs weakly</text:span></text:p>
      <text:p text:style-name="Text_20_body"><text:span text:style-name="T6">Tenda</text:span>: I'm honored, I am...</text:p>
      <text:p text:style-name="Text_20_body"><text:span text:style-name="T6">Tenda</text:span><text:span text:style-name="T5"> climbs onto the bed</text:span></text:p>
      <text:p text:style-name="Text_20_body"><text:span text:style-name="T6">Tenda</text:span>: Just don't try to back up those promises.</text:p>
      <text:p text:style-name="Text_20_body"><text:span text:style-name="T6">Tenda</text:span>: Throw me to the wolves if they come.</text:p>
      <text:p text:style-name="Text_20_body"><text:span text:style-name="T2">Rabid</text:span><text:span text:style-name="T1"> climbs in and pulls up the covers, spooning Tenda "They'll have to go through me if they want you."</text:span></text:p>
      <text:p text:style-name="Text_20_body"><text:soft-page-break/><text:span text:style-name="T6">Tenda</text:span><text:span text:style-name="T5"> giggles, and backs her hips against Rabid</text:span></text:p>
      <text:p text:style-name="Text_20_body"><text:span text:style-name="T6">Tenda</text:span>: I don't want you to lose more of yourself fighting that fight.</text:p>
      <text:p text:style-name="Text_20_body"><text:span text:style-name="T6">Tenda</text:span>: At least they seem content to let us be together now...</text:p>
      <text:p text:style-name="Text_20_body"><text:span text:style-name="T6">Tenda</text:span>: Small graces in the savage world.</text:p>
      <text:p text:style-name="Text_20_body"><text:span text:style-name="T2">Rabid</text:span><text:span text:style-name="T1"> winces slightly "Ooh. Still a little sore."</text:span></text:p>
      <text:p text:style-name="Text_20_body"><text:span text:style-name="T6">Tenda</text:span>: Er...</text:p>
      <text:p text:style-name="Text_20_body"><text:span text:style-name="T6">Tenda</text:span>: Did you want to switch spots, haha?</text:p>
      <text:p text:style-name="Text_20_body"><text:span text:style-name="T6">Tenda</text:span><text:span text:style-name="T5"> playfully smacks Rabid on the neck</text:span></text:p>
      <text:p text:style-name="Text_20_body"><text:span text:style-name="T9">Storm</text:span><text:span text:style-name="T8"> (has the sudden compulsion to sing "Hellfire" :rariwat: )</text:span></text:p>
      <text:p text:style-name="Text_20_body"><text:span text:style-name="T2">Rabid</text:span>: No. Its fine.</text:p>
      <text:p text:style-name="Text_20_body"><text:span text:style-name="T2">Rabid</text:span><text:span text:style-name="T1"> keeps spooning Tenda</text:span></text:p>
      <text:p text:style-name="Text_20_body"><text:span text:style-name="T6">Tenda</text:span>: At least when they ruin this I'll get to stupidly believe I get to come back to it.</text:p>
      <text:p text:style-name="Text_20_body"><text:span text:style-name="T6">Tenda</text:span>: That counts for something, right?</text:p>
      <text:p text:style-name="Text_20_body"><text:span text:style-name="T6">Tenda</text:span><text:span text:style-name="T5"> grabs one of your hooves and pulls it close to her chest</text:span></text:p>
      <text:p text:style-name="Text_20_body"><text:span text:style-name="T2">Rabid</text:span><text:span text:style-name="T1"> wraps one hoof around you and holds you tight, his other gripping your hoof in his</text:span></text:p>
      <text:p text:style-name="Text_20_body"><text:span text:style-name="T2">Rabid</text:span>: Hopefully we will.</text:p>
      <text:p text:style-name="Text_20_body"><text:span text:style-name="T6">Tenda</text:span>: Moths never had slavery, you know.</text:p>
      <text:p text:style-name="Text_20_body"><text:span text:style-name="T6">Tenda</text:span>: This is a _pony_ thing.</text:p>
      <text:p text:style-name="Text_20_body"><text:span text:style-name="T6">Tenda</text:span><text:span text:style-name="T5"> nuzzles Rabid's hoof</text:span></text:p>
      <text:p text:style-name="Text_20_body"><text:span text:style-name="T4">Watcher</text:span>: More fun :crazytwi: Fun, fun, fun~</text:p>
      <text:p text:style-name="Text_20_body"><text:span text:style-name="T2">Rabid</text:span>: For all their simplicity, moths can be a lot smarter than ponies.</text:p>
      <text:p text:style-name="Text_20_body"><text:span text:style-name="T6">Tenda</text:span><text:span text:style-name="T5"> laughs</text:span></text:p>
      <text:p text:style-name="Text_20_body"><text:span text:style-name="T9">Storm</text:span>: O-o</text:p>
      <text:p text:style-name="Text_20_body"><text:span text:style-name="T6">Tenda</text:span>: Maybe, maybe.</text:p>
      <text:p text:style-name="Text_20_body"><text:span text:style-name="T6">Tenda</text:span>: But they're stupid not to hang around their lovers.</text:p>
      <text:p text:style-name="Text_20_body"><text:span text:style-name="T2">Rabid</text:span><text:span text:style-name="T1"> snuggles against Tenda "They don't know what they're missing."</text:span></text:p>
      <text:p text:style-name="Text_20_body"><text:span text:style-name="T6">Tenda</text:span>: Haha, they don't. They're dead too fast to realize.</text:p>
      <text:p text:style-name="Text_20_body"><text:span text:style-name="T6">Tenda</text:span>: That's why I'm glad Stormy helped me out the way he did..</text:p>
      <text:p text:style-name="Text_20_body"><text:span text:style-name="T6">Tenda</text:span>: I never would have got to met you.</text:p>
      <text:p text:style-name="Text_20_body"><text:span text:style-name="T6">Tenda</text:span><text:span text:style-name="T5"> rubs her muzzle against Rabid's</text:span></text:p>
      <text:p text:style-name="Text_20_body"><text:span text:style-name="T2">Rabid</text:span><text:span text:style-name="T1"> rubs his muzzle back against Tenda's</text:span></text:p>
      <text:p text:style-name="Text_20_body"><text:span text:style-name="T4">Watcher</text:span>: How- how does drowning sound, huh? Or electrocution? Burning? :crazytwi: Maybe I can pull out that moth's sac in front of her eyes!</text:p>
      <text:p text:style-name="Text_20_body"><text:span text:style-name="T6">Tenda</text:span><text:span text:style-name="T5"> suddenly shivers :wtf:</text:span></text:p>
      <text:p text:style-name="Text_20_body"><text:span text:style-name="T2">Rabid</text:span>: ((oh jesus that sent a shiver down my spine))</text:p>
      <text:p text:style-name="Text_20_body"><text:span text:style-name="T9">Storm</text:span>: ...</text:p>
      <text:p text:style-name="Text_20_body"><text:span text:style-name="T9">Storm</text:span>: Alright, you should get some sleep.</text:p>
      <text:p text:style-name="Text_20_body"><text:soft-page-break/><text:span text:style-name="T9">Storm</text:span>: You've gone off the deep end...</text:p>
      <text:p text:style-name="Text_20_body"><text:span text:style-name="T4">Watcher</text:span>: Deep? Like when I shoved the mutt's face into the water?! Storm, I've never felt more alive!</text:p>
      <text:p text:style-name="Text_20_body"><text:span text:style-name="T9">Storm</text:span>: (brb)</text:p>
      <text:p text:style-name="Text_20_body"><text:span text:style-name="T4">Watcher</text:span>: (While to Storm leaves momentarily, the Warcher makes it's move on her pray!)</text:p>
      <text:p text:style-name="Text_20_body"><text:span text:style-name="T2">Rabid</text:span>: (( :wtf: ))</text:p>
      <text:p text:style-name="Text_20_body"><text:span text:style-name="T4">Watcher</text:span><text:span text:style-name="T3"> rolls off the bed and prances out of her room</text:span></text:p>
      <text:p text:style-name="Text_20_body"><text:span text:style-name="T2">Rabid</text:span><text:span text:style-name="T1"> feels Tenda shiver "What is it?"</text:span></text:p>
      <text:p text:style-name="Text_20_body"><text:span text:style-name="T6">Tenda</text:span>: I just... got a bad feeling.</text:p>
      <text:p text:style-name="Text_20_body"><text:span text:style-name="T9">Storm</text:span>: (brb)</text:p>
      <text:p text:style-name="Text_20_body"><text:span text:style-name="T9">Storm</text:span>: (or back :hurrr: )</text:p>
      <text:p text:style-name="Text_20_body"><text:span text:style-name="T9">Storm</text:span>: Eh?</text:p>
      <text:p text:style-name="Text_20_body"><text:span text:style-name="T9">Storm</text:span>: Watcher?</text:p>
      <text:p text:style-name="Text_20_body"><text:span text:style-name="T9">Storm</text:span><text:span text:style-name="T8"> follows her out of the room</text:span></text:p>
      <text:p text:style-name="Text_20_body"><text:span text:style-name="T6">Tenda</text:span>: ...I think I hear somepony outside the door.</text:p>
      <text:p text:style-name="Text_20_body"><text:span text:style-name="T6">Tenda</text:span><text:span text:style-name="T5"> pulls herself closer to Rabid</text:span></text:p>
      <text:p text:style-name="Text_20_body"><text:span text:style-name="T2">Rabid</text:span><text:span text:style-name="T1"> pulls himself closer to Tenda</text:span></text:p>
      <text:p text:style-name="Text_20_body"><text:span text:style-name="T4">Watcher</text:span><text:span text:style-name="T3"> opens the door to Rabid's room "Heeeere's Watcher!"</text:span></text:p>
      <text:p text:style-name="Text_20_body"><text:span text:style-name="T9">Storm</text:span>: (( Haha oh wow ))</text:p>
      <text:p text:style-name="Text_20_body"><text:span text:style-name="T9">Storm</text:span><text:span text:style-name="T8"> trails behind Watcher</text:span></text:p>
      <text:p text:style-name="Text_20_body"><text:span text:style-name="T2">Rabid</text:span><text:span text:style-name="T1"> holds Tenda tight</text:span></text:p>
      <text:p text:style-name="Text_20_body"><text:span text:style-name="T6">Tenda</text:span>: H-Hey there...</text:p>
      <text:p text:style-name="Text_20_body"><text:span text:style-name="T6">Tenda</text:span>: Bosssssssss...</text:p>
      <text:p text:style-name="Text_20_body"><text:span text:style-name="T2">Rabid</text:span>: He-Hello Mistress</text:p>
      <text:p text:style-name="Text_20_body"><text:span text:style-name="T9">Storm</text:span>: Watcher, think about this for a second...</text:p>
      <text:p text:style-name="Text_20_body"><text:span text:style-name="T4">Watcher</text:span><text:span text:style-name="T3"> stops momentarily :ponder:</text:span></text:p>
      <text:p text:style-name="Text_20_body"><text:span text:style-name="T4">Watcher</text:span>: Ok, I did :gleepony:</text:p>
      <text:p text:style-name="Text_20_body"><text:span text:style-name="T6">Tenda</text:span>: That's not good. :wtf:</text:p>
      <text:p text:style-name="Text_20_body"><text:span text:style-name="T7">Newblood</text:span> joined the chat 7 seconds ago</text:p>
      <text:p text:style-name="Text_20_body"><text:span text:style-name="T4">Watcher</text:span><text:span text:style-name="T3"> walks slowly back to Rabid and Tenda with a creepy smile</text:span></text:p>
      <text:p text:style-name="Text_20_body"><text:span text:style-name="T2">Rabid</text:span>: Oh no</text:p>
      <text:p text:style-name="Text_20_body"><text:span text:style-name="T9">Storm</text:span>: This isn't going to be good...</text:p>
      <text:p text:style-name="Text_20_body"><text:span text:style-name="T6">Tenda</text:span>: R-Remember what I said, Rabid, right..?</text:p>
      <text:p text:style-name="Text_20_body"><text:span text:style-name="T6">Tenda</text:span>: Just let me go on this one.</text:p>
      <text:p text:style-name="Text_20_body"><text:span text:style-name="T2">Rabid</text:span>: I'm not gonna lie down and let her hurt you.</text:p>
      <text:p text:style-name="Text_20_body"><text:span text:style-name="T6">Tenda</text:span>: Are you really in a position to put up a fight?!</text:p>
      <text:p text:style-name="Text_20_body"><text:span text:style-name="T2">Rabid</text:span>: No, but I'm not in position to watch you die either.</text:p>
      <text:p text:style-name="Text_20_body"><text:soft-page-break/><text:span text:style-name="T4">Watcher</text:span>: Let go of the mule, mutt.</text:p>
      <text:p text:style-name="Text_20_body"><text:span text:style-name="T6">Tenda</text:span>: I... agree I don't want to die... :wtf:</text:p>
      <text:p text:style-name="Text_20_body"><text:span text:style-name="T2">Rabid</text:span>: N-No!</text:p>
      <text:p text:style-name="Text_20_body"><text:span text:style-name="T6">Tenda</text:span>: Rabid! Just... go along with it!</text:p>
      <text:p text:style-name="Text_20_body"><text:span text:style-name="T6">Tenda</text:span>: You don't have anything left to GIVE UP!</text:p>
      <text:p text:style-name="Text_20_body"><text:span text:style-name="T6">Tenda</text:span>: She's not gonna... kill me..</text:p>
      <text:p text:style-name="Text_20_body"><text:span text:style-name="T6">Tenda</text:span>: I bet...</text:p>
      <text:p text:style-name="Text_20_body"><text:span text:style-name="T9">Storm</text:span>: Err...no, she isn't...</text:p>
      <text:p text:style-name="Text_20_body"><text:span text:style-name="T9">Storm</text:span>: Much worse than that :wtf:</text:p>
      <text:p text:style-name="Text_20_body"><text:span text:style-name="T2">Rabid</text:span><text:span text:style-name="T1"> whispers in Tenda's ear "I'll only have one shot"</text:span></text:p>
      <text:p text:style-name="Text_20_body"><text:span text:style-name="T2">Rabid</text:span>: I'd better make it count.</text:p>
      <text:p text:style-name="Text_20_body"><text:span text:style-name="T6">Tenda</text:span>: Rabid, if you 'only have one shot,' that means you're going to leave me alone with them! Because you'll be DEAD!</text:p>
      <text:p text:style-name="Text_20_body"><text:span text:style-name="T2">Rabid</text:span>: I... you're right.</text:p>
      <text:p text:style-name="Text_20_body"><text:span text:style-name="T2">Rabid</text:span><text:span text:style-name="T1"> just hugs Tenda tighter</text:span></text:p>
      <text:p text:style-name="Text_20_body"><text:span text:style-name="T6">Tenda</text:span>: ... I'm right. :wtf:</text:p>
      <text:p text:style-name="Text_20_body"><text:span text:style-name="T4">Watcher</text:span><text:span text:style-name="T3"> moves closer "Don't make me repeat myself!"</text:span></text:p>
      <text:p text:style-name="Text_20_body"><text:span text:style-name="T9">Storm</text:span><text:span text:style-name="T8"> grabs at Watcher</text:span></text:p>
      <text:p text:style-name="Text_20_body"><text:span text:style-name="T2">Rabid</text:span>: No, Ma'am! I will NOT let go of her!</text:p>
      <text:p text:style-name="Text_20_body"><text:span text:style-name="T6">Tenda</text:span>: I'll like, probably be as intact as you when she lets me go?</text:p>
      <text:p text:style-name="Text_20_body"><text:span text:style-name="T6">Tenda</text:span>: Is that worth dying over?</text:p>
      <text:p text:style-name="Text_20_body"><text:span text:style-name="T6">Tenda</text:span>: ...worse things have happened. :wtf:</text:p>
      <text:p text:style-name="Text_20_body"><text:span text:style-name="T4">Watcher</text:span>: St-Storm! Let me go! :crazytwi: I must have my amusement!</text:p>
      <text:p text:style-name="Text_20_body"><text:span text:style-name="T9">Storm</text:span>: I've no intentiion of watching /another/ genital mutilation!</text:p>
      <text:p text:style-name="Text_20_body"><text:span text:style-name="T9">Storm</text:span><text:span text:style-name="T8"> tries to pull Watcher away</text:span></text:p>
      <text:p text:style-name="Text_20_body"><text:span text:style-name="T9">Storm</text:span>: You need to calm down!</text:p>
      <text:p text:style-name="Text_20_body"><text:span text:style-name="T6">Tenda</text:span>: ... o-o;;</text:p>
      <text:p text:style-name="Text_20_body"><text:span text:style-name="T6">Tenda</text:span><text:span text:style-name="T5"> grasps Rabid tighter</text:span></text:p>
      <text:p text:style-name="Text_20_body"><text:span text:style-name="T6">Tenda</text:span>: Ichangedmyminddon'tletme​go</text:p>
      <text:p text:style-name="Text_20_body"><text:span text:style-name="T2">Rabid</text:span><text:span text:style-name="T1"> holds Tenda super tight</text:span></text:p>
      <text:p text:style-name="Text_20_body"><text:span text:style-name="T4">Watcher</text:span>: Who said it was genital? I just want to watch her scream!</text:p>
      <text:p text:style-name="Text_20_body"><text:span text:style-name="T9">Storm</text:span>: Well, you did mention her...sac...</text:p>
      <text:p text:style-name="Text_20_body"><text:span text:style-name="T9">Storm</text:span>: :wtf:</text:p>
      <text:p text:style-name="Text_20_body"><text:span text:style-name="T9">Storm</text:span><text:span text:style-name="T8"> his grip loosens</text:span></text:p>
      <text:p text:style-name="Text_20_body"><text:span text:style-name="T6">Tenda</text:span><text:span text:style-name="T5"> cringes</text:span></text:p>
      <text:p text:style-name="Text_20_body"><text:span text:style-name="T2">Rabid</text:span><text:span text:style-name="T1"> holds Tenda tighter</text:span></text:p>
      <text:p text:style-name="Text_20_body"><text:span text:style-name="T6">Tenda</text:span>: I don't want to get hurt and I don't want Rabid to get hurt protecting me...</text:p>
      <text:p text:style-name="Text_20_body"><text:soft-page-break/><text:span text:style-name="T4">Watcher</text:span><text:span text:style-name="T3"> pushes Storm off and approaches Rabid, glaring down at him "Let... Go..."</text:span></text:p>
      <text:p text:style-name="Text_20_body"><text:span text:style-name="T6">Tenda</text:span>: Can we like, work something out?</text:p>
      <text:p text:style-name="Text_20_body"><text:span text:style-name="T2">Rabid</text:span>: No. I won't let go.</text:p>
      <text:p text:style-name="Text_20_body"><text:span text:style-name="T6">Tenda</text:span>: Why can't everybody win here?!</text:p>
      <text:p text:style-name="Text_20_body"><text:span text:style-name="T4">Watcher</text:span>: (Storm must forget he has unlimited powerful magic a lot :hurrr: )</text:p>
      <text:p text:style-name="Text_20_body"><text:span text:style-name="T2">Rabid</text:span>: (it seems limited to storms and lightning these days :good: )</text:p>
      <text:p text:style-name="Text_20_body"><text:span text:style-name="T9">Storm</text:span>: (A part of him wants to see this go on :good: )</text:p>
      <text:p text:style-name="Text_20_body"><text:span text:style-name="T2">Rabid</text:span>: (then let it)</text:p>
      <text:p text:style-name="Text_20_body"><text:span text:style-name="T6">Tenda</text:span>: (a part of Tenda wants to see this go on as well o_x )</text:p>
      <text:p text:style-name="Text_20_body"><text:span text:style-name="T9">Storm</text:span><text:span text:style-name="T8"> backs away to the door</text:span></text:p>
      <text:p text:style-name="Text_20_body"><text:span text:style-name="T4">Watcher</text:span><text:span text:style-name="T3"> wails Rabid on the head "Let go!"</text:span></text:p>
      <text:p text:style-name="Text_20_body"><text:span text:style-name="T2">Rabid</text:span><text:span text:style-name="T1"> doesn't let go</text:span></text:p>
      <text:p text:style-name="Text_20_body"><text:span text:style-name="T6">Tenda</text:span><text:span text:style-name="T5"> curls into a ball</text:span></text:p>
      <text:p text:style-name="Text_20_body"><text:span text:style-name="T2">Rabid</text:span><text:span text:style-name="T1"> curls around Tenda</text:span></text:p>
      <text:p text:style-name="Text_20_body"><text:span text:style-name="T6">Tenda</text:span>: R-Rabid, be careful...</text:p>
      <text:p text:style-name="Text_20_body"><text:span text:style-name="T4">Watcher</text:span><text:span text:style-name="T3"> tries pulling the two apart</text:span></text:p>
      <text:p text:style-name="Text_20_body"><text:span text:style-name="T6">Tenda</text:span><text:span text:style-name="T5"> herself easily gives</text:span></text:p>
      <text:p text:style-name="Text_20_body"><text:span text:style-name="T2">Rabid</text:span><text:span text:style-name="T1"> holds on tight</text:span></text:p>
      <text:p text:style-name="Text_20_body"><text:span text:style-name="T4">Watcher</text:span><text:span text:style-name="T3"> presses against your chins, pushing them upward</text:span></text:p>
      <text:p text:style-name="Text_20_body"><text:span text:style-name="T2">Rabid</text:span><text:span text:style-name="T1"> finally relinquishes his grip and smacks Watcher in the snout with an elbow</text:span></text:p>
      <text:p text:style-name="Text_20_body"><text:span text:style-name="T6">Tenda</text:span><text:span text:style-name="T5"> whines, "R-Rabid... pick your battles..."</text:span></text:p>
      <text:p text:style-name="Text_20_body"><text:span text:style-name="T6">Tenda</text:span><text:span text:style-name="T5"> wraps her legs around Watcher with a squeak</text:span></text:p>
      <text:p text:style-name="Text_20_body"><text:span text:style-name="T4">Watcher</text:span><text:span text:style-name="T3"> flings back and hits the ground with a thud</text:span></text:p>
      <text:p text:style-name="Text_20_body"><text:span text:style-name="T9">Storm</text:span>: O-o</text:p>
      <text:p text:style-name="Text_20_body"><text:span text:style-name="T6">Tenda</text:span><text:span text:style-name="T5"> falls under Watcher</text:span></text:p>
      <text:p text:style-name="Text_20_body"><text:span text:style-name="T6">Tenda</text:span>: RABID!</text:p>
      <text:p text:style-name="Text_20_body"><text:span text:style-name="T9">Storm</text:span><text:span text:style-name="T8"> lurches forward, but remains at the doorway</text:span></text:p>
      <text:p text:style-name="Text_20_body"><text:span text:style-name="T6">Tenda</text:span>: Please don't get us both killed!!</text:p>
      <text:p text:style-name="Text_20_body"><text:span text:style-name="T2">Rabid</text:span><text:span text:style-name="T1"> jumps on top of Watcher/me tries to pull Tenda out from under Watcher's big butt</text:span></text:p>
      <text:p text:style-name="Text_20_body"><text:span text:style-name="T9">Storm</text:span>: (( :celmmmmf: ))</text:p>
      <text:p text:style-name="Text_20_body"><text:span text:style-name="T6">Tenda</text:span><text:span text:style-name="T5"> tries to push Rabid away</text:span></text:p>
      <text:p text:style-name="Text_20_body"><text:span text:style-name="T2">Rabid</text:span>: (( :facehoof: ))</text:p>
      <text:p text:style-name="Text_20_body"><text:span text:style-name="T4">Watcher</text:span><text:span text:style-name="T3"> sits back up, rubbing her muzzle, finding out she is bleeding through her nostrils</text:span></text:p>
      <text:p text:style-name="Text_20_body"><text:span text:style-name="T6">Tenda</text:span>: Rabid, stop, you're going to make this worse for both of us!!</text:p>
      <text:p text:style-name="Text_20_body"><text:span text:style-name="T4">Watcher</text:span>: (Oops, didn't see that)</text:p>
      <text:p text:style-name="Text_20_body"><text:span text:style-name="T2">Rabid</text:span><text:span text:style-name="T1"> stops trying to pull Tenda out and stares in stunned silence as Watcher sits back up</text:span></text:p>
      <text:p text:style-name="Text_20_body"><text:span text:style-name="T6">Tenda</text:span>: J-Just... let her have her fun...</text:p>
      <text:p text:style-name="Text_20_body"><text:soft-page-break/><text:span text:style-name="T6">Tenda</text:span><text:span text:style-name="T5"> looks sadly out at Rabid from underneath Watcher</text:span></text:p>
      <text:p text:style-name="Text_20_body"><text:span text:style-name="T4">Watcher</text:span>: I- I'm bleeding... I'm bleeding! My blood!</text:p>
      <text:p text:style-name="Text_20_body"><text:span text:style-name="T2">Rabid</text:span><text:span text:style-name="T1"> slowly back away with his head down, eyes locked on Watcher</text:span></text:p>
      <text:p text:style-name="Text_20_body"><text:span text:style-name="T4">Watcher</text:span><text:span text:style-name="T3"> turns her head back to Rabid in pure anger</text:span></text:p>
      <text:p text:style-name="Text_20_body"><text:span text:style-name="T2">Rabid</text:span><text:span text:style-name="T1"> freezes</text:span></text:p>
      <text:p text:style-name="Text_20_body"><text:span text:style-name="T6">Tenda</text:span>: MISTRESS, please!</text:p>
      <text:p text:style-name="Text_20_body"><text:span text:style-name="T6">Tenda</text:span>: Let him go!</text:p>
      <text:p text:style-name="Text_20_body"><text:span text:style-name="T6">Tenda</text:span>: Please please please he's stupid and in love</text:p>
      <text:p text:style-name="Text_20_body"><text:span text:style-name="T4">Watcher</text:span><text:span text:style-name="T3"> pulls her knife from her satchel and flips it open</text:span></text:p>
      <text:p text:style-name="Text_20_body"><text:span text:style-name="T4">Watcher</text:span>: Shut up mule and sit down in that chair there!</text:p>
      <text:p text:style-name="Text_20_body"><text:span text:style-name="T6">Tenda</text:span><text:span text:style-name="T5"> squeaks feebly and lets hold of Watcher</text:span></text:p>
      <text:p text:style-name="Text_20_body"><text:span text:style-name="T2">Rabid</text:span>: Mi-Mistress-Please... Don't hurt her.</text:p>
      <text:p text:style-name="Text_20_body"><text:span text:style-name="T6">Tenda</text:span>: Please don't hurt him.</text:p>
      <text:p text:style-name="Text_20_body"><text:span text:style-name="T4">Watcher</text:span><text:span text:style-name="T3"> points the knife to Rabid's neck "And you... You sit in that filthy chair of yours."</text:span></text:p>
      <text:p text:style-name="Text_20_body"><text:span text:style-name="T2">Rabid</text:span><text:span text:style-name="T1"> whimpers as he sets his chair upright, tears streaming down his face as he sits down</text:span></text:p>
      <text:p text:style-name="Text_20_body"><text:span text:style-name="T6">Tenda</text:span>: ...ohgeez.</text:p>
      <text:p text:style-name="Text_20_body"><text:span text:style-name="T2">Rabid</text:span>: P-Please, Mistress... Be reasonable.</text:p>
      <text:p text:style-name="Text_20_body"><text:span text:style-name="T4">Watcher</text:span><text:span text:style-name="T3"> grabs the rope on the floor and tries Rabid up "Oh you will receive punishment you worthless piece of shit."</text:span></text:p>
      <text:p text:style-name="Text_20_body"><text:span text:style-name="T2">Rabid</text:span>: No, please!</text:p>
      <text:p text:style-name="Text_20_body"><text:span text:style-name="T6">Tenda</text:span>: MISTRESS, LET HIM GO!</text:p>
      <text:p text:style-name="Text_20_body"><text:span text:style-name="T6">Tenda</text:span><text:span text:style-name="T5"> pounds her hooves against Watcher</text:span></text:p>
      <text:p text:style-name="Text_20_body"><text:span text:style-name="T6">Tenda</text:span>: It's my fault it's my fault it's my fault let him go</text:p>
      <text:p text:style-name="Text_20_body"><text:span text:style-name="T4">Watcher</text:span><text:span text:style-name="T3"> securies the rope and turns to Tenda, tossing the blade in her hooves "Why aren't you sitting down?"</text:span></text:p>
      <text:p text:style-name="Text_20_body"><text:span text:style-name="T6">Tenda</text:span>: ...s-sit where..?</text:p>
      <text:p text:style-name="Text_20_body"><text:span text:style-name="T4">Watcher</text:span>: On that other chair, mule.... SIT!</text:p>
      <text:p text:style-name="Text_20_body"><text:span text:style-name="T6">Tenda</text:span><text:span text:style-name="T5"> chirps sadly and sits on the chair as ordered</text:span></text:p>
      <text:p text:style-name="Text_20_body"><text:span text:style-name="T9">Storm</text:span>: (Eh, as much fun as watching this is, I must retire for the night)</text:p>
      <text:p text:style-name="Text_20_body"><text:span text:style-name="T6">Tenda</text:span>: (night Storm :hugs: )</text:p>
      <text:p text:style-name="Text_20_body"><text:span text:style-name="T2">Rabid</text:span>: (nn storm))</text:p>
      <text:p text:style-name="Text_20_body"><text:span text:style-name="T9">Storm</text:span>: (Night all!)</text:p>
      <text:p text:style-name="Text_20_body"><text:span text:style-name="T4">Watcher</text:span><text:span text:style-name="T3"> paces to the closest, grabbing more rope to bind Tenda</text:span></text:p>
      <text:p text:style-name="Text_20_body"><text:span text:style-name="T4">Watcher</text:span>: (Night &lt;3)</text:p>
      <text:p text:style-name="Text_20_body"><text:span text:style-name="T6">Tenda</text:span><text:span text:style-name="T5"> whimpers, bucking against her restraints</text:span></text:p>
      <text:p text:style-name="Text_20_body"><text:span text:style-name="T6">Tenda</text:span>: C'mon c'mon c'mon!</text:p>
      <text:p text:style-name="Text_20_body"><text:span text:style-name="T6">Tenda</text:span>: Be nice!</text:p>
      <text:p text:style-name="Text_20_body"><text:soft-page-break/><text:span text:style-name="T4">Watcher</text:span><text:span text:style-name="T3"> tightens the ropes nice and tight around Tenda, making sure she can't move at all "There we are... Say hello to the mutt, mule... He can see you."</text:span></text:p>
      <text:p text:style-name="Text_20_body"><text:span text:style-name="T6">Tenda</text:span>: ...H-Hi, Rabid..?</text:p>
      <text:p text:style-name="Text_20_body"><text:span text:style-name="T2">Rabid</text:span>: Tenda!</text:p>
      <text:p text:style-name="Text_20_body"><text:span text:style-name="T6">Tenda</text:span>: So much for my hopes of taking one for the team, right?</text:p>
      <text:p text:style-name="Text_20_body"><text:span text:style-name="T4">Watcher</text:span><text:span text:style-name="T3"> pulls her knife back out and hums a joyous tune while she runs the blade ever so slightly across Tenda's neck</text:span></text:p>
      <text:p text:style-name="Text_20_body"><text:span text:style-name="T6">Tenda</text:span>: M-Mistress!!</text:p>
      <text:p text:style-name="Text_20_body"><text:span text:style-name="T6">Tenda</text:span>: PLEASE DON'T CUT MY THROAT!</text:p>
      <text:p text:style-name="Text_20_body"><text:span text:style-name="T2">Rabid</text:span>: Mistress!</text:p>
      <text:p text:style-name="Text_20_body"><text:span text:style-name="T6">Tenda</text:span><text:span text:style-name="T5"> bucks wildly against her restraints</text:span></text:p>
      <text:p text:style-name="Text_20_body"><text:span text:style-name="T6">Tenda</text:span>: Please please please please please!</text:p>
      <text:p text:style-name="Text_20_body"><text:span text:style-name="T2">Rabid</text:span>: Don't kill her!</text:p>
      <text:p text:style-name="Text_20_body"><text:span text:style-name="T4">Watcher</text:span>: Don't move so much mule... Or you might do it yourself...</text:p>
      <text:p text:style-name="Text_20_body"><text:span text:style-name="T6">Tenda</text:span><text:span text:style-name="T5"> stops completely</text:span></text:p>
      <text:p text:style-name="Text_20_body"><text:span text:style-name="T6">Tenda</text:span>: OkayIwon't.</text:p>
      <text:p text:style-name="Text_20_body"><text:span text:style-name="T4">Watcher</text:span>: So... Mute... What you did... Has made me *with every word spoken, presses the knife into Tenda's shoulder* very VERY angry!</text:p>
      <text:p text:style-name="Text_20_body"><text:span text:style-name="T4">Watcher</text:span>: *mutt</text:p>
      <text:p text:style-name="Text_20_body"><text:span text:style-name="T6">Tenda</text:span>: M-mistress..!</text:p>
      <text:p text:style-name="Text_20_body"><text:span text:style-name="T2">Rabid</text:span>: I'm sorry Mistress! I'm sorry sorry sorry! Please don't hurt her for my stupidity!</text:p>
      <text:p text:style-name="Text_20_body"><text:span text:style-name="T4">Watcher</text:span>: I'll stop when I think I should stop... *pulls out the knife with a strong thrust*</text:p>
      <text:p text:style-name="Text_20_body"><text:span text:style-name="T6">Tenda</text:span><text:span text:style-name="T5"> exhales sharply, gasping</text:span></text:p>
      <text:p text:style-name="Text_20_body"><text:span text:style-name="T4">Watcher</text:span><text:span text:style-name="T3"> raises the knife to Tenda's head again and stares at Rabid "Are you watching, mutt?"</text:span></text:p>
      <text:p text:style-name="Text_20_body"><text:span text:style-name="T2">Rabid</text:span>: Y-Yes Mi-Mistress.</text:p>
      <text:p text:style-name="Text_20_body"><text:span text:style-name="T6">Tenda</text:span>: M-m-m-mistress...</text:p>
      <text:p text:style-name="Text_20_body"><text:span text:style-name="T6">Tenda</text:span>: Please don't...</text:p>
      <text:p text:style-name="Text_20_body"><text:span text:style-name="T4">Watcher</text:span><text:span text:style-name="T3"> grins and as soon as Rabid answers, she quickly brings up the knife and slices off an antenna</text:span></text:p>
      <text:p text:style-name="Text_20_body"><text:span text:style-name="T6">Tenda</text:span>: AGHHHHHHHHHHHHHHH!</text:p>
      <text:p text:style-name="Text_20_body"><text:span text:style-name="T2">Rabid</text:span>: NOOOOOOOO!</text:p>
      <text:p text:style-name="Text_20_body"><text:span text:style-name="T6">Tenda</text:span><text:span text:style-name="T5"> gags and sputters, breathing harshly</text:span></text:p>
      <text:p text:style-name="Text_20_body"><text:span text:style-name="T2">Rabid</text:span>: Mistress stop!</text:p>
      <text:p text:style-name="Text_20_body"><text:span text:style-name="T6">Tenda</text:span>: Agghghwaghalagh...sorry,​..sorry...haghll.aghh...​</text:p>
      <text:p text:style-name="Text_20_body"><text:span text:style-name="T6">Tenda</text:span><text:span text:style-name="T5"> wails loudly</text:span></text:p>
      <text:p text:style-name="Text_20_body"><text:span text:style-name="T4">Watcher</text:span><text:span text:style-name="T3"> starts to chuckle to herself quietly, bending down and picking up the severed antenna; bringing it up to Tenda's face "Oh, would you look at this?"</text:span></text:p>
      <text:p text:style-name="Text_20_body"><text:span text:style-name="T6">Tenda</text:span>: NO NO NO GO AWAY</text:p>
      <text:p text:style-name="Text_20_body"><text:soft-page-break/><text:span text:style-name="T6">Tenda</text:span><text:span text:style-name="T5"> futilely tries to kick her legs</text:span></text:p>
      <text:p text:style-name="Text_20_body"><text:span text:style-name="T2">Rabid</text:span><text:span text:style-name="T1"> tries to jump his chair in their direction but doesn't go more than a millimeter</text:span></text:p>
      <text:p text:style-name="Text_20_body"><text:span text:style-name="T4">Watcher</text:span>: Stop kicking or the other one comes off as well!</text:p>
      <text:p text:style-name="Text_20_body"><text:span text:style-name="T6">Tenda</text:span><text:span text:style-name="T5"> whimpers and slows the pace of her struggling, but doesn't stop entirely</text:span></text:p>
      <text:p text:style-name="Text_20_body"><text:span text:style-name="T6">Tenda</text:span>: Go away... please go away...</text:p>
      <text:p text:style-name="Text_20_body"><text:span text:style-name="T6">Tenda</text:span>: Leave me alone...</text:p>
      <text:p text:style-name="Text_20_body"><text:span text:style-name="T4">Watcher</text:span><text:span text:style-name="T3"> raises the knife and rests the blade against her one antenna "What did I say?!"</text:span></text:p>
      <text:p text:style-name="Text_20_body"><text:span text:style-name="T6">Tenda</text:span><text:span text:style-name="T5"> holds herself still and silent with some effort, although the chair rattles with her shivering</text:span></text:p>
      <text:p text:style-name="Text_20_body"><text:span text:style-name="T4">Watcher</text:span>: Good mule... Now then mutt, do you see this? *holds up the antenna*</text:p>
      <text:p text:style-name="Text_20_body"><text:span text:style-name="T2">Rabid</text:span>: Ye-Ye-Yes...</text:p>
      <text:p text:style-name="Text_20_body"><text:span text:style-name="T6">Tenda</text:span><text:span text:style-name="T5"> sniffles and sobs</text:span></text:p>
      <text:p text:style-name="Text_20_body"><text:span text:style-name="T4">Watcher</text:span>: What is it?</text:p>
      <text:p text:style-name="Text_20_body"><text:span text:style-name="T2">Rabid</text:span>: It-It's her-her antenna</text:p>
      <text:p text:style-name="Text_20_body"><text:span text:style-name="T4">Watcher</text:span>: Wrong! This- this is only the beginning... *breathes deeply, casting aside the severed antenna across the room, turning the chair around*</text:p>
      <text:p text:style-name="Text_20_body"><text:span text:style-name="T6">Tenda</text:span><text:span text:style-name="T5"> begins loudly wailing again</text:span></text:p>
      <text:p text:style-name="Text_20_body"><text:span text:style-name="T6">Tenda</text:span>: STOP, STOP!</text:p>
      <text:p text:style-name="Text_20_body"><text:span text:style-name="T2">Rabid</text:span>: Mistress please!</text:p>
      <text:p text:style-name="Text_20_body"><text:span text:style-name="T2">Rabid</text:span>: Mercy!</text:p>
      <text:p text:style-name="Text_20_body"><text:span text:style-name="T4">Watcher</text:span><text:span text:style-name="T3"> pulls out Tenda's wings from between the ropes, quickly jabbing the knife through through both, leaving a hole</text:span></text:p>
      <text:p text:style-name="Text_20_body"><text:span text:style-name="T6">Tenda</text:span><text:span text:style-name="T5"> criessss, only stopping when she runs out of breath</text:span></text:p>
      <text:p text:style-name="Text_20_body"><text:span text:style-name="T6">Tenda</text:span>: Nomorenomorenomorenomore​nomore...</text:p>
      <text:p text:style-name="Text_20_body"><text:span text:style-name="T2">Rabid</text:span>: Stop!</text:p>
      <text:p text:style-name="Text_20_body"><text:span text:style-name="T4">Watcher</text:span>: Mmm, yeah. How does that feel, mule? Feel good?</text:p>
      <text:p text:style-name="Text_20_body"><text:span text:style-name="T6">Tenda</text:span>: IT FEELS FUCKING YOU!</text:p>
      <text:p text:style-name="Text_20_body"><text:span text:style-name="T6">Tenda</text:span>: I-It feels.. whatever you want me to say..</text:p>
      <text:p text:style-name="Text_20_body"><text:span text:style-name="T6">Tenda</text:span>: Just no more, please, no more..</text:p>
      <text:p text:style-name="Text_20_body"><text:span text:style-name="T4">Watcher</text:span><text:span text:style-name="T3"> wipes some of Tenda's blood that is on the knife onto her back</text:span></text:p>
      <text:p text:style-name="Text_20_body"><text:span text:style-name="T6">Tenda</text:span><text:span text:style-name="T5"> begins muttering and mumbling, drooling, and trails off</text:span></text:p>
      <text:p text:style-name="Text_20_body"><text:span text:style-name="T6">Tenda</text:span><text:span text:style-name="T5"> 's head hangs limply</text:span></text:p>
      <text:p text:style-name="Text_20_body"><text:span text:style-name="T2">Rabid</text:span>: Please stop! She can't take it!</text:p>
      <text:p text:style-name="Text_20_body"><text:span text:style-name="T4">Watcher</text:span>: And... One more thing before I finish this up...</text:p>
      <text:p text:style-name="Text_20_body"><text:span text:style-name="T6">Tenda</text:span>: Nnnmo...</text:p>
      <text:p text:style-name="Text_20_body"><text:span text:style-name="T4">Watcher</text:span><text:span text:style-name="T3"> returns to the closest, pulling out a weird wire and a small black box</text:span></text:p>
      <text:p text:style-name="Text_20_body"><text:span text:style-name="T6">Tenda</text:span>: Nmoo more...</text:p>
      <text:p text:style-name="Text_20_body"><text:span text:style-name="T4">Watcher</text:span>: Did I say "one"? Oh silly me... I meant two...</text:p>
      <text:p text:style-name="Text_20_body"><text:soft-page-break/><text:span text:style-name="T4">Watcher</text:span><text:span text:style-name="T3"> lifts Tenda up by her mane</text:span></text:p>
      <text:p text:style-name="Text_20_body"><text:span text:style-name="T6">Tenda</text:span><text:span text:style-name="T5"> continues dumbly drooling</text:span></text:p>
      <text:p text:style-name="Text_20_body"><text:span text:style-name="T4">Watcher</text:span>: Such a pretty mane.... *slowly starts to cut into it, slicing it off*</text:p>
      <text:p text:style-name="Text_20_body"><text:span text:style-name="T2">Rabid</text:span>: please mistress! there must be some semblance of mercy within your robust body!</text:p>
      <text:p text:style-name="Text_20_body"><text:span text:style-name="T6">Tenda</text:span><text:span text:style-name="T5"> breathes harshly, whimpering</text:span></text:p>
      <text:p text:style-name="Text_20_body"><text:span text:style-name="T6">Tenda</text:span>: S-Stop, pleeeeease...</text:p>
      <text:p text:style-name="Text_20_body"><text:span text:style-name="T4">Watcher</text:span><text:span text:style-name="T3"> huffs, ignoring Rabid's words, removing the mane from Tenda, working down to the hair around her tail</text:span></text:p>
      <text:p text:style-name="Text_20_body"><text:span text:style-name="T6">Tenda</text:span><text:span text:style-name="T5"> groans and begins bucking against her restraints again, weakly</text:span></text:p>
      <text:p text:style-name="Text_20_body"><text:span text:style-name="T6">Tenda</text:span>: pleasepleaseplease...</text:p>
      <text:p text:style-name="Text_20_body"><text:span text:style-name="T4">Watcher</text:span><text:span text:style-name="T3"> clumps up the hair and swings her hoof, shaking off the remaining hair "All right then...", grabing the wire and attaching it to the box "Let's see how long you can last..."</text:span></text:p>
      <text:p text:style-name="Text_20_body"><text:span text:style-name="T6">Tenda</text:span>: W-what..?</text:p>
      <text:p text:style-name="Text_20_body"><text:span text:style-name="T2">Rabid</text:span>: Mistress don't!</text:p>
      <text:p text:style-name="Text_20_body"><text:span text:style-name="T4">Watcher</text:span><text:span text:style-name="T3"> flips the switch on the box as it makes a weird humming noise. She picks up the ends of the wires and clamps the ends, sending sparks flying</text:span></text:p>
      <text:p text:style-name="Text_20_body"><text:span text:style-name="T6">Tenda</text:span>: PLEASEDON'T.</text:p>
      <text:p text:style-name="Text_20_body"><text:span text:style-name="T4">Watcher</text:span><text:span text:style-name="T3"> slowly hovers the wires to cable to Tenda's body, placing both ends against her side</text:span></text:p>
      <text:p text:style-name="Text_20_body"><text:span text:style-name="T6">Tenda</text:span><text:span text:style-name="T5"> spasms as the wires make contact, the chair rocking wildly</text:span></text:p>
      <text:p text:style-name="Text_20_body"><text:span text:style-name="T4">Watcher</text:span><text:span text:style-name="T3"> grins as the electricity courses trough her, removing the wires</text:span></text:p>
      <text:p text:style-name="Text_20_body"><text:span text:style-name="T6">Tenda</text:span><text:span text:style-name="T5"> takes brief, ragged breaths</text:span></text:p>
      <text:p text:style-name="Text_20_body"><text:span text:style-name="T4">Watcher</text:span><text:span text:style-name="T3"> quickly clamps them again to Tenda's side</text:span></text:p>
      <text:p text:style-name="Text_20_body"><text:span text:style-name="T2">Rabid</text:span><text:span text:style-name="T1"> screams, his voice hoarse from yelling "Mistress whatever you're thinking don't do it!"</text:span></text:p>
      <text:p text:style-name="Text_20_body"><text:span text:style-name="T6">Tenda</text:span><text:span text:style-name="T5"> convulses, flailing about until the electricity is removed, and then falling totally limp</text:span></text:p>
      <text:p text:style-name="Text_20_body"><text:span text:style-name="T6">Tenda</text:span>: (nightnight loves, see you when I wake up... if I wake up :P )</text:p>
      <text:p text:style-name="Text_20_body"><text:span text:style-name="T6">Tenda</text:span>: (carry me anywhere you need to from here...)</text:p>
      <text:p text:style-name="Text_20_body"><text:span text:style-name="T2">Rabid</text:span>: (nn lovely *hugs* &lt;3 ))</text:p>
      <text:p text:style-name="Text_20_body"><text:span text:style-name="T4">Watcher</text:span>: (Night Tenda baby &lt;3)</text:p>
      <text:p text:style-name="Text_20_body"><text:span text:style-name="T4">Watcher</text:span><text:span text:style-name="T3"> chuckles, removing the wires and pushing the box away "That was fun..."</text:span></text:p>
      <text:p text:style-name="Text_20_body"><text:span text:style-name="T2">Rabid</text:span>: Fun?! You're a monster!</text:p>
      <text:p text:style-name="Text_20_body"><text:span text:style-name="T4">Watcher</text:span><text:span text:style-name="T3"> pushes the chair over "I surely hope she isn't dead... Would be a shame to lose such an excellent tool."</text:span></text:p>
      <text:p text:style-name="Text_20_body"><text:span text:style-name="T2">Rabid</text:span>: She'd better be okay!</text:p>
      <text:p text:style-name="Text_20_body"><text:span text:style-name="T4">Watcher</text:span>: Oh, "better be"? Is that a threat, you lil' shit?</text:p>
      <text:p text:style-name="Text_20_body"><text:span text:style-name="T2">Rabid</text:span>: So what if it is? If she's dead you might as well kill me too!</text:p>
      <text:p text:style-name="Text_20_body"><text:span text:style-name="T4">Watcher</text:span>: Why would I do that? You're so much fun to play with... Though I thought the insedent last night would of lowered your aggression.</text:p>
      <text:p text:style-name="Text_20_body"><text:span text:style-name="T2">Rabid</text:span><text:span text:style-name="T1"> tries to spit in Watcher's face but it lands on her hoof</text:span></text:p>
      <text:p text:style-name="Text_20_body"><text:soft-page-break/><text:span text:style-name="T4">Watcher</text:span><text:span text:style-name="T3"> pulls out her knife, tracing her steps towards you</text:span></text:p>
      <text:p text:style-name="Text_20_body"><text:span text:style-name="T4">Watcher</text:span>: That wasn't very nice...</text:p>
      <text:p text:style-name="Text_20_body"><text:span text:style-name="T2">Rabid</text:span><text:span text:style-name="T1"> loses steam as you mention last night "No-No it was-wasn't."</text:span></text:p>
      <text:p text:style-name="Text_20_body"><text:span text:style-name="T4">Watcher</text:span><text:span text:style-name="T3"> slides the knife up and down your belly "I don't think you want to lose anything else... Do you?"</text:span></text:p>
      <text:p text:style-name="Text_20_body"><text:span text:style-name="T2">Rabid</text:span><text:span text:style-name="T1"> looks at the knife and gulps</text:span></text:p>
      <text:p text:style-name="Text_20_body"><text:span text:style-name="T7">Newblood</text:span> joined the chat </text:p>
      <text:p text:style-name="Text_20_body"><text:span text:style-name="T4">Watcher</text:span>: Let's see... An eye for being blind to my power over you... A tooth to remind you I give you food... Your tail; because I think you'd look funny without one. *chuckles* Any of those sound good to you?</text:p>
      <text:p text:style-name="Text_20_body"><text:span text:style-name="T4">Watcher</text:span><text:span text:style-name="T3"> traces the knife around your eye "I kinda like the eye one... What about you?"</text:span></text:p>
      <text:p text:style-name="Text_20_body"><text:span text:style-name="T2">Rabid</text:span>: M-Mistress please!</text:p>
      <text:p text:style-name="Text_20_body"><text:span text:style-name="T4">Watcher</text:span><text:span text:style-name="T3"> pins your mouth open and holds in the knife "Or maybe your tongue for that foul mouth of yours!"</text:span></text:p>
      <text:p text:style-name="Text_20_body"><text:span text:style-name="T2">Rabid</text:span>: Mirah!</text:p>
      <text:p text:style-name="Text_20_body"><text:span text:style-name="T4">Watcher</text:span><text:span text:style-name="T3"> chuckles evilly, pulling out the knife from your mouth "Well then... Answer."</text:span></text:p>
      <text:p text:style-name="Text_20_body"><text:span text:style-name="T2">Rabid</text:span>: Nah Mirah! Ohn ae aie onge!</text:p>
      <text:p text:style-name="Text_20_body"><text:span text:style-name="T2">Rabid</text:span>: *No, Mistress! Don't take my tongue!*</text:p>
      <text:p text:style-name="Text_20_body"><text:span text:style-name="T4">Watcher</text:span><text:span text:style-name="T3"> laughs again, circling the knife once more around your stomach "Then I guess we'll just have to see how much you body can take..."</text:span></text:p>
      <text:p text:style-name="Text_20_body"><text:span text:style-name="T4">Watcher</text:span><text:span text:style-name="T3"> grips your stubby tail, tilting it up</text:span></text:p>
      <text:p text:style-name="Text_20_body"><text:span text:style-name="T2">Rabid</text:span>: My-My tail, Mistress?</text:p>
      <text:p text:style-name="Text_20_body"><text:span text:style-name="T2">Rabid</text:span><text:span text:style-name="T1"> tries swinging his tail and brushes it against Watcher's nose</text:span></text:p>
      <text:p text:style-name="Text_20_body"><text:span text:style-name="T4">Watcher</text:span><text:span text:style-name="T3"> growls, pulling down on it hard, rearing the knife up and slowing cutting through the hair and flesh</text:span></text:p>
      <text:p text:style-name="Text_20_body"><text:span text:style-name="T2">Rabid</text:span><text:span text:style-name="T1"> cries out in pain</text:span></text:p>
      <text:p text:style-name="Text_20_body"><text:span text:style-name="T2">Rabid</text:span>: Please Mistress! Don't!</text:p>
      <text:p text:style-name="Text_20_body"><text:span text:style-name="T4">Watcher</text:span><text:span text:style-name="T3"> manages to cut through the skin, sinking the knife through the muscle and resting on the bone</text:span></text:p>
      <text:p text:style-name="Text_20_body"><text:span text:style-name="T2">Rabid</text:span><text:span text:style-name="T1"> pants "Mistress please! Everyone will be able to see my brokenness!"</text:span></text:p>
      <text:p text:style-name="Text_20_body"><text:span text:style-name="T2">Rabid</text:span>: Just-Just get it over witch!</text:p>
      <text:p text:style-name="Text_20_body"><text:span text:style-name="T4">Watcher</text:span><text:span text:style-name="T3"> ignores your pleas and presses hard against the bone, pressing through as your tail hits the ground, leaving a bloody stump</text:span></text:p>
      <text:p text:style-name="Text_20_body"><text:span text:style-name="T2">Rabid</text:span><text:span text:style-name="T1"> screams and pants simultaneously</text:span></text:p>
      <text:p text:style-name="Text_20_body"><text:span text:style-name="T4">Watcher</text:span><text:span text:style-name="T3"> laughs once more, picking up your tail and swings it around, your blood flying everywhere</text:span></text:p>
      <text:p text:style-name="Text_20_body"><text:span text:style-name="T2">Rabid</text:span><text:span text:style-name="T1"> looks horrified as his face is splattered</text:span></text:p>
      <text:p text:style-name="Text_20_body"><text:span text:style-name="T4">Watcher</text:span>: Isn't this nice? Doesn't this bring up good memories of when you used to torture me with your crazed sex perversion? Admit it... You deserve this.</text:p>
      <text:p text:style-name="Text_20_body"><text:span text:style-name="T2">Rabid</text:span><text:span text:style-name="T1"> whimpers and mutters "So-Sorry."</text:span></text:p>
      <text:p text:style-name="Text_20_body"><text:soft-page-break/><text:span text:style-name="T4">Watcher</text:span><text:span text:style-name="T3"> flips the knife up, skipping to the closet joyfully with a hum</text:span></text:p>
      <text:p text:style-name="Text_20_body"><text:span text:style-name="T4">Watcher</text:span><text:span text:style-name="T3"> scurries inside and pulls out a mallet, continuing her happy song as she approaches you</text:span></text:p>
      <text:p text:style-name="Text_20_body"><text:span text:style-name="T2">Rabid</text:span>: Wha-What do you need that hammer for?</text:p>
      <text:p text:style-name="Text_20_body"><text:span text:style-name="T4">Watcher</text:span>: Oh this..? Well remember that tooth thing?</text:p>
      <text:p text:style-name="Text_20_body"><text:span text:style-name="T4">Watcher</text:span><text:span text:style-name="T3"> swings the hammer on the side of your muzzle</text:span></text:p>
      <text:p text:style-name="Text_20_body"><text:span text:style-name="T2">Rabid</text:span>: Plea--</text:p>
      <text:p text:style-name="Text_20_body"><text:span text:style-name="T2">Rabid</text:span><text:span text:style-name="T1"> rolls his head groggily and spits out a tooth</text:span></text:p>
      <text:p text:style-name="Text_20_body"><text:span text:style-name="T4">Watcher</text:span>: That easily? Wow, who knew your teeth could come out so easily...</text:p>
      <text:p text:style-name="Text_20_body"><text:span text:style-name="T7">Newblood</text:span> joined the chat </text:p>
      <text:p text:style-name="Text_20_body"><text:span text:style-name="T4">Watcher</text:span><text:span text:style-name="T3"> swings again against the other side of your muzzle, leaving a bloody bruise</text:span></text:p>
      <text:p text:style-name="Text_20_body"><text:span text:style-name="T2">Rabid</text:span><text:span text:style-name="T1"> spits blood on Watcher's face</text:span></text:p>
      <text:p text:style-name="Text_20_body"><text:span text:style-name="T4">Watcher</text:span><text:span text:style-name="T3"> growls and spits in your face, reaching for her knife "You must really love bring punished..."</text:span></text:p>
      <text:p text:style-name="Text_20_body"><text:span text:style-name="T2">Rabid</text:span><text:span text:style-name="T1"> coughs and spits again</text:span></text:p>
      <text:p text:style-name="Text_20_body"><text:span text:style-name="T4">Watcher</text:span><text:span text:style-name="T3"> lifts her knife agaist your head and circles around your left eye "Well then..."</text:span></text:p>
      <text:p text:style-name="Text_20_body"><text:span text:style-name="T2">Rabid</text:span><text:span text:style-name="T1"> opens both eyes wide and looks up at you</text:span></text:p>
      <text:p text:style-name="Text_20_body"><text:span text:style-name="T4">Watcher</text:span>: You /really/ must want this then..</text:p>
      <text:p text:style-name="Text_20_body"><text:span text:style-name="T4">Watcher</text:span><text:span text:style-name="T3"> jabs the knife into your evil, cackling a twisted laugh as she does</text:span></text:p>
      <text:p text:style-name="Text_20_body"><text:span text:style-name="T4">Watcher</text:span>: *eye</text:p>
      <text:p text:style-name="Text_20_body"><text:span text:style-name="T2">Rabid</text:span><text:span text:style-name="T1"> screams, flipping backwards, the knife stuck in his eye until the impact on the ground, when the knife flies over Rabid's head and slides across the floor</text:span></text:p>
      <text:p text:style-name="Text_20_body"><text:span text:style-name="T2">Rabid</text:span><text:span text:style-name="T1"> convulses in pain tied to the chair</text:span></text:p>
      <text:p text:style-name="Text_20_body"><text:span text:style-name="T4">Watcher</text:span><text:span text:style-name="T3"> laughs some more, circling around Rabid's body trembling body "Wow, now that was an experience, wasn't it, mutt?!"</text:span></text:p>
      <text:p text:style-name="Text_20_body"><text:span text:style-name="T2">Rabid</text:span><text:span text:style-name="T1"> tries to close the eyelid over the now-useless eye "B-Bite me, heifer"</text:span></text:p>
      <text:p text:style-name="Text_20_body"><text:span text:style-name="T4">Watcher</text:span><text:span text:style-name="T3"> laughs at your insult "Someone is a little upset!", kicking you in the gut so that you fall over on the side</text:span></text:p>
      <text:p text:style-name="Text_20_body"><text:span text:style-name="T2">Rabid</text:span><text:span text:style-name="T1"> coughs heavily from the kick</text:span></text:p>
      <text:p text:style-name="Text_20_body"><text:span text:style-name="T4">Watcher</text:span><text:span text:style-name="T3"> circles around your body, lighting a match</text:span></text:p>
      <text:p text:style-name="Text_20_body"><text:span text:style-name="T2">Rabid</text:span><text:span text:style-name="T1"> pants heavily in pain</text:span></text:p>
      <text:p text:style-name="Text_20_body"><text:span text:style-name="T4">Watcher</text:span>: Is someone in pain? Awww *thows the match into a fireplace, causing a big fire*</text:p>
      <text:p text:style-name="Text_20_body"><text:span text:style-name="T2">Rabid</text:span><text:span text:style-name="T1"> stares into the fire with the one operable eye</text:span></text:p>
      <text:p text:style-name="Text_20_body"><text:span text:style-name="T4">Watcher</text:span><text:span text:style-name="T3"> kicks your muzzle again "How does that feel, huh?"</text:span></text:p>
      <text:p text:style-name="Text_20_body"><text:span text:style-name="T2">Rabid</text:span><text:span text:style-name="T1"> spits more blood onto the floor "How do you think, you cow?"</text:span></text:p>
      <text:p text:style-name="Text_20_body"><text:span text:style-name="T4">Watcher</text:span><text:span text:style-name="T3"> grabs a familiar looking piece of metal "Oh, you think I'm a cow?", twisting the metal brand over the fire "I have a feeling that I'm not the cow here..."</text:span></text:p>
      <text:p text:style-name="Text_20_body"><text:span text:style-name="T2">Rabid</text:span><text:span text:style-name="T1"> remains silent</text:span></text:p>
      <text:p text:style-name="Text_20_body"><text:span text:style-name="T4">Watcher</text:span><text:span text:style-name="T3"> pulls the brand out, searing bright red "Nice and hot...", pressing the brand on your bloody </text:span><text:soft-page-break/><text:span text:style-name="T3">tail stump</text:span></text:p>
      <text:p text:style-name="Text_20_body"><text:span text:style-name="T2">Rabid</text:span><text:span text:style-name="T1"> winces and groans in pain, unable to resist</text:span></text:p>
      <text:p text:style-name="Text_20_body"><text:span text:style-name="T4">Watcher</text:span><text:span text:style-name="T3"> laughs as you groan in pain, pressing the hot iron against your cutie mark as well</text:span></text:p>
      <text:p text:style-name="Text_20_body"><text:span text:style-name="T4">Watcher</text:span>: Like a little bitch</text:p>
      <text:p text:style-name="Text_20_body"><text:span text:style-name="T2">Rabid</text:span><text:span text:style-name="T1"> yells and tries to shake in the chair as you steal the last of his identity</text:span></text:p>
      <text:p text:style-name="Text_20_body"><text:span text:style-name="T4">Watcher</text:span><text:span text:style-name="T3"> keeps the iron pressed down on you for several seconds before removing "Very nice... An big S W right on you... Now I own everything about you, even your loved ones", glancing at Tenda</text:span></text:p>
      <text:p text:style-name="Text_20_body"><text:span text:style-name="T2">Rabid</text:span>: No. Please. Not her!</text:p>
      <text:p text:style-name="Text_20_body"><text:span text:style-name="T4">Watcher</text:span>: Of course I won't brand her... Now.</text:p>
      <text:p text:style-name="Text_20_body"><text:span text:style-name="T2">Rabid</text:span>: Wh-What do you mean, now?</text:p>
      <text:p text:style-name="Text_20_body"><text:span text:style-name="T4">Watcher</text:span><text:span text:style-name="T3"> smiles menicingly "You'll find out eventually...", grabbing a needle from the bag in the closest</text:span></text:p>
      <text:p text:style-name="Text_20_body"><text:span text:style-name="T2">Rabid</text:span><text:span text:style-name="T1"> can't see Watch as she's in his blindspot</text:span></text:p>
      <text:p text:style-name="Text_20_body"><text:span text:style-name="T4">Watcher</text:span><text:span text:style-name="T3"> bends down and pierces it into Rabid's neck</text:span></text:p>
      <text:p text:style-name="Text_20_body"><text:span text:style-name="T2">Rabid</text:span>: Aaah! I can't see you! What are you doing?!</text:p>
      <text:p text:style-name="Text_20_body"><text:span text:style-name="T4">Watcher</text:span>: Sodium thriopental... This will slow your blow flow so you don't die from blood loss like an idiot.</text:p>
      <text:p text:style-name="Text_20_body"><text:span text:style-name="T2">Rabid</text:span><text:span text:style-name="T1"> breaths more slowly</text:span></text:p>
      <text:p text:style-name="Text_20_body"><text:span text:style-name="T4">Watcher</text:span>: That's right mutt... Enjoy your new marks. I'm going to get some sleep</text:p>
      <text:p text:style-name="Text_20_body"><text:span text:style-name="T2">Rabid</text:span><text:span text:style-name="T1"> struggles to keep his eye open as everything starts to tunnel as the anesthetic takes hold</text:span></text:p>
      <text:p text:style-name="Text_20_body"><text:span text:style-name="T4">Watcher</text:span><text:span text:style-name="T3"> cuts the ropes off Tenda as her body falls and hits the ground, leaving the room shortly after</text:span></text:p>
      <text:p text:style-name="Text_20_body"><text:span text:style-name="T2">Rabid</text:span><text:span text:style-name="T1"> finally passes out, the last thought going through his mind before passing out an unmaimed Tenda and Rabid snuggling under a tree at sunse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27M51S</meta:editing-duration>
    <meta:editing-cycles>6</meta:editing-cycles>
    <meta:generator>OpenOffice.org/3.4.1$Win32 OpenOffice.org_project/341m1$Build-9593</meta:generator>
    <dc:date>2013-09-19T02:18:23.42</dc:date>
    <meta:document-statistic meta:table-count="0" meta:image-count="0" meta:object-count="0" meta:page-count="34" meta:paragraph-count="1189" meta:word-count="9363" meta:character-count="53429"/>
    <meta:user-defined meta:name="Info 1"/>
    <meta:user-defined meta:name="Info 2"/>
    <meta:user-defined meta:name="Info 3"/>
    <meta:user-defined meta:name="Info 4"/>
  </office:meta>
</office:document-meta>
</file>